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4671a9" style:font-size-asian="12pt" style:font-weight-asian="normal" style:font-size-complex="12pt" style:font-weight-complex="normal"/>
    </style:style>
    <style:style style:name="P4" style:family="paragraph" style:parent-style-name="Contents_20_Heading">
      <style:text-properties officeooo:paragraph-rsid="004671a9"/>
    </style:style>
    <style:style style:name="P5" style:family="paragraph" style:parent-style-name="Text_20_body">
      <style:text-properties style:font-name="Arial2"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6" style:family="paragraph" style:parent-style-name="Text_20_body">
      <style:text-properties style:font-name="Arial2" fo:font-size="12pt" fo:font-weight="bold" officeooo:rsid="0083fd29" officeooo:paragraph-rsid="0083fd29" style:font-name-asian="Microsoft YaHei" style:font-size-asian="28pt" style:font-weight-asian="bold" style:font-name-complex="Arial4" style:font-size-complex="28pt" style:font-weight-complex="bold"/>
    </style:style>
    <style:style style:name="P7" style:family="paragraph" style:parent-style-name="Text_20_body">
      <style:paragraph-properties fo:text-align="end" style:justify-single-word="false"/>
      <style:text-properties style:font-name="Arial1" fo:language="pt" fo:country="BR" fo:font-style="normal" officeooo:rsid="007c2fa2" officeooo:paragraph-rsid="007c2fa2" style:font-style-asian="normal" style:font-style-complex="normal"/>
    </style:style>
    <style:style style:name="P8" style:family="paragraph" style:parent-style-name="Text_20_body">
      <style:text-properties officeooo:paragraph-rsid="004195c8"/>
    </style:style>
    <style:style style:name="P9" style:family="paragraph" style:parent-style-name="Text_20_body">
      <style:paragraph-properties fo:text-align="center" style:justify-single-word="false"/>
      <style:text-properties officeooo:paragraph-rsid="004671a9"/>
    </style:style>
    <style:style style:name="P10" style:family="paragraph" style:parent-style-name="Text_20_body">
      <style:paragraph-properties fo:text-align="center" style:justify-single-word="false"/>
      <style:text-properties officeooo:paragraph-rsid="0060ecd1"/>
    </style:style>
    <style:style style:name="P11" style:family="paragraph" style:parent-style-name="Text_20_body">
      <style:paragraph-properties fo:text-align="center" style:justify-single-word="false"/>
      <style:text-properties officeooo:paragraph-rsid="00560dd3"/>
    </style:style>
    <style:style style:name="P12" style:family="paragraph" style:parent-style-name="Text_20_body">
      <style:paragraph-properties fo:text-align="center" style:justify-single-word="false"/>
      <style:text-properties officeooo:rsid="004c307b" officeooo:paragraph-rsid="004671a9"/>
    </style:style>
    <style:style style:name="P13" style:family="paragraph" style:parent-style-name="Text_20_body">
      <style:paragraph-properties fo:text-align="center" style:justify-single-word="false"/>
      <style:text-properties officeooo:rsid="004b2e08" officeooo:paragraph-rsid="004671a9"/>
    </style:style>
    <style:style style:name="P14" style:family="paragraph" style:parent-style-name="Text_20_body">
      <style:paragraph-properties fo:text-align="center" style:justify-single-word="false"/>
      <style:text-properties officeooo:rsid="00547167" officeooo:paragraph-rsid="004abe8c"/>
    </style:style>
    <style:style style:name="P15" style:family="paragraph" style:parent-style-name="Text_20_body">
      <style:paragraph-properties fo:text-align="justify" style:justify-single-word="false"/>
      <style:text-properties officeooo:paragraph-rsid="0064f3d1"/>
    </style:style>
    <style:style style:name="P16" style:family="paragraph" style:parent-style-name="Text_20_body">
      <style:paragraph-properties fo:text-align="justify" style:justify-single-word="false"/>
      <style:text-properties officeooo:paragraph-rsid="009adcf7"/>
    </style:style>
    <style:style style:name="P17" style:family="paragraph" style:parent-style-name="Text_20_body">
      <style:paragraph-properties fo:text-align="justify" style:justify-single-word="false"/>
      <style:text-properties officeooo:paragraph-rsid="00cfd1b5"/>
    </style:style>
    <style:style style:name="P18" style:family="paragraph" style:parent-style-name="Text_20_body">
      <style:paragraph-properties fo:text-align="justify" style:justify-single-word="false"/>
      <style:text-properties officeooo:paragraph-rsid="00d8d87a"/>
    </style:style>
    <style:style style:name="P19" style:family="paragraph" style:parent-style-name="Text_20_body">
      <style:paragraph-properties fo:text-align="justify" style:justify-single-word="false"/>
      <style:text-properties officeooo:paragraph-rsid="00e9b19d"/>
    </style:style>
    <style:style style:name="P20" style:family="paragraph" style:parent-style-name="Text_20_body">
      <style:paragraph-properties fo:text-align="justify" style:justify-single-word="false"/>
      <style:text-properties officeooo:paragraph-rsid="00f9de3d"/>
    </style:style>
    <style:style style:name="P21" style:family="paragraph" style:parent-style-name="Text_20_body">
      <style:paragraph-properties fo:text-align="justify" style:justify-single-word="false"/>
      <style:text-properties officeooo:paragraph-rsid="00fa16ec"/>
    </style:style>
    <style:style style:name="P22" style:family="paragraph" style:parent-style-name="Text_20_body">
      <style:paragraph-properties fo:text-align="justify" style:justify-single-word="false"/>
      <style:text-properties officeooo:paragraph-rsid="0103d8fe"/>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center" style:justify-single-word="false"/>
      <style:text-properties fo:font-weight="bold" officeooo:paragraph-rsid="0060ecd1" style:font-weight-asian="bold" style:font-weight-complex="bold"/>
    </style:style>
    <style:style style:name="P25" style:family="paragraph" style:parent-style-name="Text_20_body">
      <style:text-properties officeooo:rsid="00da6c43"/>
    </style:style>
    <style:style style:name="P26" style:family="paragraph" style:parent-style-name="Text_20_body">
      <style:text-properties officeooo:rsid="00da6c43" officeooo:paragraph-rsid="00da6c43"/>
    </style:style>
    <style:style style:name="P27" style:family="paragraph" style:parent-style-name="Text_20_body">
      <style:text-properties officeooo:rsid="00da6c43" officeooo:paragraph-rsid="0103d8fe"/>
    </style:style>
    <style:style style:name="P28" style:family="paragraph" style:parent-style-name="Text_20_body">
      <style:text-properties style:use-window-font-color="true"/>
    </style:style>
    <style:style style:name="P29" style:family="paragraph" style:parent-style-name="Text_20_body">
      <style:paragraph-properties fo:text-align="justify" style:justify-single-word="false"/>
      <style:text-properties style:use-window-font-color="true" fo:font-style="normal" officeooo:rsid="00fa16ec" officeooo:paragraph-rsid="00f9de3d" style:font-style-asian="normal" style:font-style-complex="normal"/>
    </style:style>
    <style:style style:name="P30" style:family="paragraph" style:parent-style-name="Text_20_body">
      <style:text-properties style:use-window-font-color="true" officeooo:rsid="00fa16ec"/>
    </style:style>
    <style:style style:name="P31" style:family="paragraph" style:parent-style-name="Bibliography_20_Heading">
      <style:paragraph-properties fo:break-before="page"/>
    </style:style>
    <style:style style:name="P32" style:family="paragraph" style:parent-style-name="Text_20_body">
      <style:paragraph-properties fo:text-align="center" style:justify-single-word="false" fo:break-before="page"/>
      <style:text-properties officeooo:paragraph-rsid="004671a9"/>
    </style:style>
    <style:style style:name="P33" style:family="paragraph" style:parent-style-name="Text_20_body">
      <style:paragraph-properties fo:margin-left="0cm" fo:margin-right="0cm" fo:text-align="start" style:justify-single-word="false" fo:text-indent="0cm" style:auto-text-indent="false"/>
      <style:text-properties officeooo:rsid="005aefe5" officeooo:paragraph-rsid="0052b42b"/>
    </style:style>
    <style:style style:name="P34" style:family="paragraph" style:parent-style-name="Text_20_body">
      <style:paragraph-properties fo:margin-left="0cm" fo:margin-right="0cm" fo:text-align="justify" style:justify-single-word="false" fo:text-indent="0cm" style:auto-text-indent="false"/>
      <style:text-properties officeooo:rsid="00a70d8a" officeooo:paragraph-rsid="00a70d8a"/>
    </style:style>
    <style:style style:name="P35"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36" style:family="paragraph" style:parent-style-name="Text_20_body">
      <style:paragraph-properties fo:margin-left="0cm" fo:margin-right="0cm" fo:text-align="justify" style:justify-single-word="false" fo:text-indent="0cm" style:auto-text-indent="false"/>
      <style:text-properties officeooo:rsid="005ef505" officeooo:paragraph-rsid="00da6c43"/>
    </style:style>
    <style:style style:name="P37" style:family="paragraph" style:parent-style-name="Text_20_body">
      <style:paragraph-properties fo:margin-left="0cm" fo:margin-right="0cm" fo:text-align="justify" style:justify-single-word="false" fo:text-indent="0cm" style:auto-text-indent="false"/>
      <style:text-properties style:use-window-font-color="true" style:font-name="Arial1" fo:font-size="12pt" fo:language="pt" fo:country="BR" fo:font-style="normal" fo:font-weight="normal" officeooo:rsid="00da6c43" officeooo:paragraph-rsid="00da6c43" fo:background-color="#ffff00" style:font-size-asian="12pt" style:font-style-asian="normal" style:font-weight-asian="normal" style:font-size-complex="12pt" style:font-style-complex="normal" style:font-weight-complex="normal"/>
    </style:style>
    <style:style style:name="P38" style:family="paragraph" style:parent-style-name="Footnote">
      <style:paragraph-properties fo:margin-left="0cm" fo:margin-right="0cm" fo:text-indent="0cm" style:auto-text-indent="false"/>
      <style:text-properties officeooo:rsid="009625d6" officeooo:paragraph-rsid="009625d6"/>
    </style:style>
    <style:style style:name="P39"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40" style:family="paragraph" style:parent-style-name="Text_20_body">
      <style:paragraph-properties fo:margin-left="5.002cm" fo:margin-right="0cm" fo:text-align="end" style:justify-single-word="false" fo:text-indent="0cm" style:auto-text-indent="false"/>
      <style:text-properties officeooo:rsid="005aefe5" officeooo:paragraph-rsid="004abe8c"/>
    </style:style>
    <style:style style:name="P41"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42"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43" style:family="paragraph" style:parent-style-name="Abstrato" style:master-page-name="">
      <style:paragraph-properties fo:margin-left="8.999cm" fo:margin-right="0cm" fo:margin-top="0cm" fo:margin-bottom="0.247cm" loext:contextual-spacing="false" fo:text-align="justify" style:justify-single-word="false" fo:text-indent="0cm" style:auto-text-indent="false" style:page-number="auto">
        <style:tab-stops/>
      </style:paragraph-properties>
      <style:text-properties style:font-name="Arial1" fo:font-size="10pt" fo:language="pt" fo:country="BR" officeooo:paragraph-rsid="004671a9"/>
    </style:style>
    <style:style style:name="P44" style:family="paragraph" style:parent-style-name="Contents_20_1">
      <style:paragraph-properties>
        <style:tab-stops>
          <style:tab-stop style:position="16cm" style:type="right" style:leader-style="dotted" style:leader-text="."/>
        </style:tab-stops>
      </style:paragraph-properties>
    </style:style>
    <style:style style:name="P45" style:family="paragraph" style:parent-style-name="Contents_20_2">
      <style:paragraph-properties>
        <style:tab-stops>
          <style:tab-stop style:position="15.501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list-style-name="">
      <style:text-properties officeooo:paragraph-rsid="001deff8"/>
    </style:style>
    <style:style style:name="P48" style:family="paragraph" style:parent-style-name="Heading_20_1">
      <style:text-properties officeooo:rsid="00e0f5d6" officeooo:paragraph-rsid="00e0f5d6"/>
    </style:style>
    <style:style style:name="P49" style:family="paragraph" style:parent-style-name="Heading_20_1">
      <style:text-properties officeooo:rsid="01100a12" officeooo:paragraph-rsid="01100a12"/>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4671a9"/>
    </style:style>
    <style:style style:name="P52" style:family="paragraph" style:parent-style-name="Heading_20_2">
      <style:text-properties officeooo:rsid="00fa16ec" officeooo:paragraph-rsid="00fa16ec"/>
    </style:style>
    <style:style style:name="P53" style:family="paragraph" style:parent-style-name="Heading_20_2">
      <style:text-properties officeooo:rsid="00ff172f"/>
    </style:style>
    <style:style style:name="P54" style:family="paragraph" style:parent-style-name="Heading_20_2">
      <style:text-properties officeooo:rsid="01096f6a" officeooo:paragraph-rsid="01096f6a"/>
    </style:style>
    <style:style style:name="P55" style:family="paragraph" style:parent-style-name="Heading_20_2">
      <style:text-properties officeooo:rsid="010f2b64" officeooo:paragraph-rsid="010f2b64"/>
    </style:style>
    <style:style style:name="P56" style:family="paragraph" style:parent-style-name="Text_20_body" style:master-page-name="CTM_20__7c__20_Capa">
      <style:paragraph-properties fo:text-align="center" style:justify-single-word="false" style:page-number="auto"/>
      <style:text-properties officeooo:paragraph-rsid="004671a9"/>
    </style:style>
    <style:style style:name="P57"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58" style:family="paragraph" style:parent-style-name="Text_20_body" style:list-style-name="L1">
      <style:text-properties officeooo:rsid="00da6c43" officeooo:paragraph-rsid="00da6c43"/>
    </style:style>
    <style:style style:name="P59" style:family="paragraph" style:parent-style-name="Text_20_body" style:list-style-name="L1">
      <style:text-properties fo:font-style="italic" officeooo:rsid="00da6c43" officeooo:paragraph-rsid="00da6c43" style:font-style-asian="italic" style:font-style-complex="italic"/>
    </style:style>
    <style:style style:name="P60" style:family="paragraph" style:parent-style-name="Text_20_body" style:list-style-name="L1">
      <style:text-properties fo:font-style="normal" officeooo:rsid="00da6c43" officeooo:paragraph-rsid="00da6c43" style:font-style-asian="normal" style:font-style-complex="normal"/>
    </style:style>
    <style:style style:name="P61" style:family="paragraph" style:parent-style-name="Text_20_body">
      <style:paragraph-properties fo:text-align="justify" style:justify-single-word="false"/>
      <style:text-properties style:use-window-font-color="true" officeooo:rsid="00eea6a3" officeooo:paragraph-rsid="00f83a30"/>
    </style:style>
    <style:style style:name="P62" style:family="paragraph" style:parent-style-name="Text_20_body">
      <style:paragraph-properties fo:text-align="justify" style:justify-single-word="false"/>
      <style:text-properties officeooo:paragraph-rsid="01096f6a"/>
    </style:style>
    <style:style style:name="T1" style:family="text">
      <style:text-properties officeooo:rsid="001d0934"/>
    </style:style>
    <style:style style:name="T2" style:family="text">
      <style:text-properties style:font-name="Arial1" fo:language="pt" fo:country="BR" officeooo:rsid="0031a03f"/>
    </style:style>
    <style:style style:name="T3" style:family="text">
      <style:text-properties style:font-name="Arial1" fo:language="pt" fo:country="BR" fo:font-style="normal" officeooo:rsid="005ef505" style:font-style-asian="normal" style:font-style-complex="normal"/>
    </style:style>
    <style:style style:name="T4" style:family="text">
      <style:text-properties style:font-name="Arial1" fo:language="pt" fo:country="BR" fo:font-style="normal" officeooo:rsid="006078ea" style:font-style-asian="normal" style:font-style-complex="normal"/>
    </style:style>
    <style:style style:name="T5" style:family="text">
      <style:text-properties style:font-name="Arial1" fo:language="pt" fo:country="BR" fo:font-style="normal" officeooo:rsid="0072252d" style:font-style-asian="normal" style:font-style-complex="normal"/>
    </style:style>
    <style:style style:name="T6" style:family="text">
      <style:text-properties style:font-name="Arial1" fo:language="pt" fo:country="BR" fo:font-style="normal" officeooo:rsid="007aaa1f" style:font-style-asian="normal" style:font-style-complex="normal"/>
    </style:style>
    <style:style style:name="T7" style:family="text">
      <style:text-properties style:font-name="Arial1" fo:language="pt" fo:country="BR" fo:font-style="normal" officeooo:rsid="009adcf7" style:font-style-asian="normal" style:font-style-complex="normal"/>
    </style:style>
    <style:style style:name="T8" style:family="text">
      <style:text-properties style:font-name="Arial1" fo:language="pt" fo:country="BR" fo:font-style="normal" officeooo:rsid="009c22e5" style:font-style-asian="normal" style:font-style-complex="normal"/>
    </style:style>
    <style:style style:name="T9" style:family="text">
      <style:text-properties style:font-name="Arial1" fo:language="pt" fo:country="BR" fo:font-style="normal" officeooo:rsid="009d8cb1" style:font-style-asian="normal" style:font-style-complex="normal"/>
    </style:style>
    <style:style style:name="T10" style:family="text">
      <style:text-properties style:font-name="Arial1" fo:language="pt" fo:country="BR" fo:font-style="normal" officeooo:rsid="00a3f716" style:font-style-asian="normal" style:font-style-complex="normal"/>
    </style:style>
    <style:style style:name="T11" style:family="text">
      <style:text-properties style:font-name="Arial1" fo:language="pt" fo:country="BR" fo:font-style="normal" officeooo:rsid="00b19334" style:font-style-asian="normal" style:font-style-complex="normal"/>
    </style:style>
    <style:style style:name="T12" style:family="text">
      <style:text-properties style:font-name="Arial1" fo:language="pt" fo:country="BR" fo:font-style="normal" officeooo:rsid="00c08115" style:font-style-asian="normal" style:font-style-complex="normal"/>
    </style:style>
    <style:style style:name="T13" style:family="text">
      <style:text-properties style:font-name="Arial1" fo:language="pt" fo:country="BR" fo:font-style="normal" officeooo:rsid="00d0f374" style:font-style-asian="normal" style:font-style-complex="normal"/>
    </style:style>
    <style:style style:name="T14" style:family="text">
      <style:text-properties style:font-name="Arial1" fo:language="pt" fo:country="BR" fo:font-style="normal" officeooo:rsid="00e0f5d6" style:font-style-asian="normal" style:font-style-complex="normal"/>
    </style:style>
    <style:style style:name="T15" style:family="text">
      <style:text-properties style:font-name="Arial1" fo:language="pt" fo:country="BR" fo:font-style="normal" officeooo:rsid="00e2fdcb" style:font-style-asian="normal" style:font-style-complex="normal"/>
    </style:style>
    <style:style style:name="T16" style:family="text">
      <style:text-properties style:font-name="Arial1" fo:language="pt" fo:country="BR" fo:font-style="normal" officeooo:rsid="00e4814d" style:font-style-asian="normal" style:font-style-complex="normal"/>
    </style:style>
    <style:style style:name="T17" style:family="text">
      <style:text-properties style:font-name="Arial1" fo:language="pt" fo:country="BR" fo:font-style="normal" officeooo:rsid="01021f01" style:font-style-asian="normal" style:font-style-complex="normal"/>
    </style:style>
    <style:style style:name="T18" style:family="text">
      <style:text-properties style:font-name="Arial1" fo:language="pt" fo:country="BR" fo:font-style="normal" officeooo:rsid="00e2fdcb" fo:background-color="#ffff00" loext:char-shading-value="0" style:font-style-asian="normal" style:font-style-complex="normal"/>
    </style:style>
    <style:style style:name="T19" style:family="text">
      <style:text-properties style:font-name="Arial1" fo:language="pt" fo:country="BR" fo:font-weight="bold" officeooo:rsid="006208fe" fo:background-color="transparent" loext:char-shading-value="0" style:font-weight-asian="bold" style:font-weight-complex="bold"/>
    </style:style>
    <style:style style:name="T20" style:family="text">
      <style:text-properties style:font-name="Arial1" fo:language="pt" fo:country="BR" fo:font-weight="bold" officeooo:rsid="00560dd3" fo:background-color="transparent" loext:char-shading-value="0" style:font-weight-asian="bold" style:font-weight-complex="bold"/>
    </style:style>
    <style:style style:name="T21" style:family="text">
      <style:text-properties style:font-name="Arial1" fo:language="pt" fo:country="BR" fo:font-weight="bold" officeooo:rsid="006208fe" style:font-weight-asian="bold" style:font-weight-complex="bold"/>
    </style:style>
    <style:style style:name="T22" style:family="text">
      <style:text-properties style:font-name="Arial1" fo:language="pt" fo:country="BR" fo:font-weight="bold" officeooo:rsid="00560dd3" style:font-weight-asian="bold" style:font-weight-complex="bold"/>
    </style:style>
    <style:style style:name="T23" style:family="text">
      <style:text-properties style:font-name="Arial1" fo:language="pt" fo:country="BR" officeooo:rsid="00aa5531"/>
    </style:style>
    <style:style style:name="T24" style:family="text">
      <style:text-properties style:font-name="Arial1" fo:language="pt" fo:country="BR" fo:font-style="italic" officeooo:rsid="005ef505" style:font-style-asian="italic" style:font-style-complex="italic"/>
    </style:style>
    <style:style style:name="T25" style:family="text">
      <style:text-properties style:font-name="Arial1" fo:language="pt" fo:country="BR" fo:font-style="italic" officeooo:rsid="00f9de3d" style:font-style-asian="italic" style:font-style-complex="italic"/>
    </style:style>
    <style:style style:name="T26" style:family="text">
      <style:text-properties style:font-name="Arial1" fo:language="pt" fo:country="BR" officeooo:rsid="00f83a30"/>
    </style:style>
    <style:style style:name="T27" style:family="text">
      <style:text-properties style:font-name="Arial1" fo:language="pt" fo:country="BR" officeooo:rsid="00fa16ec"/>
    </style:style>
    <style:style style:name="T28" style:family="text">
      <style:text-properties officeooo:rsid="003ef1dc" fo:background-color="transparent" loext:char-shading-value="0"/>
    </style:style>
    <style:style style:name="T29" style:family="text">
      <style:text-properties officeooo:rsid="0057bf77"/>
    </style:style>
    <style:style style:name="T30" style:family="text">
      <style:text-properties officeooo:rsid="00586bec"/>
    </style:style>
    <style:style style:name="T31" style:family="text">
      <style:text-properties officeooo:rsid="0054ef89"/>
    </style:style>
    <style:style style:name="T32" style:family="text">
      <style:text-properties officeooo:rsid="0057392e"/>
    </style:style>
    <style:style style:name="T33" style:family="text">
      <style:text-properties officeooo:rsid="00561e61"/>
    </style:style>
    <style:style style:name="T34" style:family="text">
      <style:text-properties fo:font-style="italic" style:font-style-asian="italic" style:font-style-complex="italic"/>
    </style:style>
    <style:style style:name="T35" style:family="text">
      <style:text-properties fo:font-style="italic" officeooo:rsid="005ef505" style:font-style-asian="italic" style:font-style-complex="italic"/>
    </style:style>
    <style:style style:name="T36" style:family="text">
      <style:text-properties fo:font-style="italic" officeooo:rsid="0060ecd1" style:font-style-asian="italic" style:font-style-complex="italic"/>
    </style:style>
    <style:style style:name="T37" style:family="text">
      <style:text-properties fo:font-style="italic" officeooo:rsid="006208fe" style:font-style-asian="italic" style:font-style-complex="italic"/>
    </style:style>
    <style:style style:name="T38" style:family="text">
      <style:text-properties fo:font-style="italic" officeooo:rsid="006078ea" style:font-style-asian="italic" style:font-style-complex="italic"/>
    </style:style>
    <style:style style:name="T39" style:family="text">
      <style:text-properties fo:font-style="italic" officeooo:rsid="00a0d5cf" style:font-style-asian="italic" style:font-style-complex="italic"/>
    </style:style>
    <style:style style:name="T40" style:family="text">
      <style:text-properties fo:font-style="italic" officeooo:rsid="00aa5531" style:font-style-asian="italic" style:font-style-complex="italic"/>
    </style:style>
    <style:style style:name="T41" style:family="text">
      <style:text-properties fo:font-style="italic" officeooo:rsid="0063bb66" style:font-style-asian="italic" style:font-style-complex="italic"/>
    </style:style>
    <style:style style:name="T42" style:family="text">
      <style:text-properties fo:font-style="italic" officeooo:rsid="00bc764c" style:font-style-asian="italic" style:font-style-complex="italic"/>
    </style:style>
    <style:style style:name="T43" style:family="text">
      <style:text-properties fo:font-style="italic" officeooo:rsid="00be20b1" style:font-style-asian="italic" style:font-style-complex="italic"/>
    </style:style>
    <style:style style:name="T44" style:family="text">
      <style:text-properties fo:font-style="italic" officeooo:rsid="00c0730d" style:font-style-asian="italic" style:font-style-complex="italic"/>
    </style:style>
    <style:style style:name="T45" style:family="text">
      <style:text-properties fo:font-style="italic" officeooo:rsid="00c9e6c9" style:font-style-asian="italic" style:font-style-complex="italic"/>
    </style:style>
    <style:style style:name="T46" style:family="text">
      <style:text-properties fo:font-style="italic" officeooo:rsid="00e2a6ff" style:font-style-asian="italic" style:font-style-complex="italic"/>
    </style:style>
    <style:style style:name="T47" style:family="text">
      <style:text-properties fo:font-style="italic" officeooo:rsid="00e60e09" style:font-style-asian="italic" style:font-style-complex="italic"/>
    </style:style>
    <style:style style:name="T48" style:family="text">
      <style:text-properties fo:font-style="italic" officeooo:rsid="00f83a30" style:font-style-asian="italic" style:font-style-complex="italic"/>
    </style:style>
    <style:style style:name="T49" style:family="text">
      <style:text-properties fo:font-style="italic" officeooo:rsid="00bb9f97" style:font-style-asian="italic" style:font-style-complex="italic"/>
    </style:style>
    <style:style style:name="T50" style:family="text">
      <style:text-properties fo:font-style="italic" officeooo:rsid="00ffeabb" style:font-style-asian="italic" style:font-style-complex="italic"/>
    </style:style>
    <style:style style:name="T51" style:family="text">
      <style:text-properties fo:font-style="italic" officeooo:rsid="00e9b19d" style:font-style-asian="italic" style:font-style-complex="italic"/>
    </style:style>
    <style:style style:name="T52" style:family="text">
      <style:text-properties fo:font-style="italic" fo:font-weight="normal" officeooo:rsid="00bc764c" style:font-style-asian="italic" style:font-weight-asian="normal" style:font-style-complex="italic" style:font-weight-complex="normal"/>
    </style:style>
    <style:style style:name="T53" style:family="text">
      <style:text-properties fo:font-style="italic" fo:font-weight="normal" officeooo:rsid="00bd4792" style:font-style-asian="italic" style:font-weight-asian="normal" style:font-style-complex="italic" style:font-weight-complex="normal"/>
    </style:style>
    <style:style style:name="T54" style:family="text">
      <style:text-properties fo:font-style="italic" fo:font-weight="normal" officeooo:rsid="00be20b1" style:font-style-asian="italic" style:font-weight-asian="normal" style:font-style-complex="italic" style:font-weight-complex="normal"/>
    </style:style>
    <style:style style:name="T55" style:family="text">
      <style:text-properties fo:font-style="italic" style:text-underline-style="none" officeooo:rsid="00a3f716"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5d4191" style:font-style-asian="normal" style:font-style-complex="normal"/>
    </style:style>
    <style:style style:name="T58" style:family="text">
      <style:text-properties fo:font-style="normal" officeooo:rsid="005ea295" style:font-style-asian="normal" style:font-style-complex="normal"/>
    </style:style>
    <style:style style:name="T59" style:family="text">
      <style:text-properties fo:font-style="normal" officeooo:rsid="005ef505" style:font-style-asian="normal" style:font-style-complex="normal"/>
    </style:style>
    <style:style style:name="T60" style:family="text">
      <style:text-properties fo:font-style="normal" officeooo:rsid="006078ea" style:font-style-asian="normal" style:font-style-complex="normal"/>
    </style:style>
    <style:style style:name="T61" style:family="text">
      <style:text-properties fo:font-style="normal" officeooo:rsid="0060ecd1" style:font-style-asian="normal" style:font-style-complex="normal"/>
    </style:style>
    <style:style style:name="T62" style:family="text">
      <style:text-properties fo:font-style="normal" officeooo:rsid="006208fe" style:font-style-asian="normal" style:font-style-complex="normal"/>
    </style:style>
    <style:style style:name="T63" style:family="text">
      <style:text-properties fo:font-style="normal" officeooo:rsid="0063bb66" style:font-style-asian="normal" style:font-style-complex="normal"/>
    </style:style>
    <style:style style:name="T64" style:family="text">
      <style:text-properties fo:font-style="normal" officeooo:rsid="0064f3d1" style:font-style-asian="normal" style:font-style-complex="normal"/>
    </style:style>
    <style:style style:name="T65" style:family="text">
      <style:text-properties fo:font-style="normal" officeooo:rsid="0072252d" style:font-style-asian="normal" style:font-style-complex="normal"/>
    </style:style>
    <style:style style:name="T66" style:family="text">
      <style:text-properties fo:font-style="normal" officeooo:rsid="007356de" style:font-style-asian="normal" style:font-style-complex="normal"/>
    </style:style>
    <style:style style:name="T67" style:family="text">
      <style:text-properties fo:font-style="normal" officeooo:rsid="0079a625" style:font-style-asian="normal" style:font-style-complex="normal"/>
    </style:style>
    <style:style style:name="T68" style:family="text">
      <style:text-properties fo:font-style="normal" officeooo:rsid="007aaa1f" style:font-style-asian="normal" style:font-style-complex="normal"/>
    </style:style>
    <style:style style:name="T69" style:family="text">
      <style:text-properties fo:font-style="normal" officeooo:rsid="009adcf7" style:font-style-asian="normal" style:font-style-complex="normal"/>
    </style:style>
    <style:style style:name="T70" style:family="text">
      <style:text-properties fo:font-style="normal" officeooo:rsid="009c22e5" style:font-style-asian="normal" style:font-style-complex="normal"/>
    </style:style>
    <style:style style:name="T71" style:family="text">
      <style:text-properties fo:font-style="normal" officeooo:rsid="009d8cb1" style:font-style-asian="normal" style:font-style-complex="normal"/>
    </style:style>
    <style:style style:name="T72" style:family="text">
      <style:text-properties fo:font-style="normal" officeooo:rsid="009ea71c" style:font-style-asian="normal" style:font-style-complex="normal"/>
    </style:style>
    <style:style style:name="T73" style:family="text">
      <style:text-properties fo:font-style="normal" officeooo:rsid="00a00f85" style:font-style-asian="normal" style:font-style-complex="normal"/>
    </style:style>
    <style:style style:name="T74" style:family="text">
      <style:text-properties fo:font-style="normal" officeooo:rsid="00a0d5cf" style:font-style-asian="normal" style:font-style-complex="normal"/>
    </style:style>
    <style:style style:name="T75" style:family="text">
      <style:text-properties fo:font-style="normal" officeooo:rsid="00a21664" style:font-style-asian="normal" style:font-style-complex="normal"/>
    </style:style>
    <style:style style:name="T76" style:family="text">
      <style:text-properties fo:font-style="normal" officeooo:rsid="00a3f716" style:font-style-asian="normal" style:font-style-complex="normal"/>
    </style:style>
    <style:style style:name="T77" style:family="text">
      <style:text-properties fo:font-style="normal" officeooo:rsid="00aa5531" style:font-style-asian="normal" style:font-style-complex="normal"/>
    </style:style>
    <style:style style:name="T78" style:family="text">
      <style:text-properties fo:font-style="normal" officeooo:rsid="00ac4c09" style:font-style-asian="normal" style:font-style-complex="normal"/>
    </style:style>
    <style:style style:name="T79" style:family="text">
      <style:text-properties fo:font-style="normal" officeooo:rsid="00acc4db" style:font-style-asian="normal" style:font-style-complex="normal"/>
    </style:style>
    <style:style style:name="T80" style:family="text">
      <style:text-properties fo:font-style="normal" officeooo:rsid="00b081c9" style:font-style-asian="normal" style:font-style-complex="normal"/>
    </style:style>
    <style:style style:name="T81" style:family="text">
      <style:text-properties fo:font-style="normal" officeooo:rsid="00b4f942" style:font-style-asian="normal" style:font-style-complex="normal"/>
    </style:style>
    <style:style style:name="T82" style:family="text">
      <style:text-properties fo:font-style="normal" officeooo:rsid="00b6e33a" style:font-style-asian="normal" style:font-style-complex="normal"/>
    </style:style>
    <style:style style:name="T83" style:family="text">
      <style:text-properties fo:font-style="normal" officeooo:rsid="00b74cc5" style:font-style-asian="normal" style:font-style-complex="normal"/>
    </style:style>
    <style:style style:name="T84" style:family="text">
      <style:text-properties fo:font-style="normal" officeooo:rsid="00b896ab" style:font-style-asian="normal" style:font-style-complex="normal"/>
    </style:style>
    <style:style style:name="T85" style:family="text">
      <style:text-properties fo:font-style="normal" officeooo:rsid="00bc764c" style:font-style-asian="normal" style:font-style-complex="normal"/>
    </style:style>
    <style:style style:name="T86" style:family="text">
      <style:text-properties fo:font-style="normal" officeooo:rsid="00bf4c8a" style:font-style-asian="normal" style:font-style-complex="normal"/>
    </style:style>
    <style:style style:name="T87" style:family="text">
      <style:text-properties fo:font-style="normal" officeooo:rsid="00c0730d" style:font-style-asian="normal" style:font-style-complex="normal"/>
    </style:style>
    <style:style style:name="T88" style:family="text">
      <style:text-properties fo:font-style="normal" officeooo:rsid="00c08115" style:font-style-asian="normal" style:font-style-complex="normal"/>
    </style:style>
    <style:style style:name="T89" style:family="text">
      <style:text-properties fo:font-style="normal" officeooo:rsid="00ca00d9" style:font-style-asian="normal" style:font-style-complex="normal"/>
    </style:style>
    <style:style style:name="T90" style:family="text">
      <style:text-properties fo:font-style="normal" officeooo:rsid="00cfd1b5" style:font-style-asian="normal" style:font-style-complex="normal"/>
    </style:style>
    <style:style style:name="T91" style:family="text">
      <style:text-properties fo:font-style="normal" officeooo:rsid="00d6cbff" style:font-style-asian="normal" style:font-style-complex="normal"/>
    </style:style>
    <style:style style:name="T92" style:family="text">
      <style:text-properties fo:font-style="normal" officeooo:rsid="00d8d87a" style:font-style-asian="normal" style:font-style-complex="normal"/>
    </style:style>
    <style:style style:name="T93" style:family="text">
      <style:text-properties fo:font-style="normal" officeooo:rsid="00e0f5d6" style:font-style-asian="normal" style:font-style-complex="normal"/>
    </style:style>
    <style:style style:name="T94" style:family="text">
      <style:text-properties fo:font-style="normal" officeooo:rsid="00e2a6ff" style:font-style-asian="normal" style:font-style-complex="normal"/>
    </style:style>
    <style:style style:name="T95" style:family="text">
      <style:text-properties fo:font-style="normal" officeooo:rsid="00e2fdcb" style:font-style-asian="normal" style:font-style-complex="normal"/>
    </style:style>
    <style:style style:name="T96" style:family="text">
      <style:text-properties fo:font-style="normal" officeooo:rsid="00e4814d" style:font-style-asian="normal" style:font-style-complex="normal"/>
    </style:style>
    <style:style style:name="T97" style:family="text">
      <style:text-properties fo:font-style="normal" officeooo:rsid="00e60e09" style:font-style-asian="normal" style:font-style-complex="normal"/>
    </style:style>
    <style:style style:name="T98" style:family="text">
      <style:text-properties fo:font-style="normal" officeooo:rsid="00e71d21" style:font-style-asian="normal" style:font-style-complex="normal"/>
    </style:style>
    <style:style style:name="T99" style:family="text">
      <style:text-properties fo:font-style="normal" officeooo:rsid="00e90bf6" style:font-style-asian="normal" style:font-style-complex="normal"/>
    </style:style>
    <style:style style:name="T100" style:family="text">
      <style:text-properties fo:font-style="normal" officeooo:rsid="00e9b19d" style:font-style-asian="normal" style:font-style-complex="normal"/>
    </style:style>
    <style:style style:name="T101" style:family="text">
      <style:text-properties fo:font-style="normal" officeooo:rsid="00ecf884" style:font-style-asian="normal" style:font-style-complex="normal"/>
    </style:style>
    <style:style style:name="T102" style:family="text">
      <style:text-properties fo:font-style="normal" officeooo:rsid="00f83a30" style:font-style-asian="normal" style:font-style-complex="normal"/>
    </style:style>
    <style:style style:name="T103" style:family="text">
      <style:text-properties fo:font-style="normal" officeooo:rsid="00f9de3d" style:font-style-asian="normal" style:font-style-complex="normal"/>
    </style:style>
    <style:style style:name="T104" style:family="text">
      <style:text-properties fo:font-style="normal" officeooo:rsid="00ff172f" style:font-style-asian="normal" style:font-style-complex="normal"/>
    </style:style>
    <style:style style:name="T105" style:family="text">
      <style:text-properties fo:font-style="normal" officeooo:rsid="00ffeabb" style:font-style-asian="normal" style:font-style-complex="normal"/>
    </style:style>
    <style:style style:name="T106" style:family="text">
      <style:text-properties fo:font-style="normal" officeooo:rsid="01021f01" style:font-style-asian="normal" style:font-style-complex="normal"/>
    </style:style>
    <style:style style:name="T107" style:family="text">
      <style:text-properties fo:font-style="normal" officeooo:rsid="010657af" style:font-style-asian="normal" style:font-style-complex="normal"/>
    </style:style>
    <style:style style:name="T108" style:family="text">
      <style:text-properties fo:font-style="normal" fo:font-weight="normal" officeooo:rsid="00bc764c" style:font-style-asian="normal" style:font-weight-asian="normal" style:font-style-complex="normal" style:font-weight-complex="normal"/>
    </style:style>
    <style:style style:name="T109" style:family="text">
      <style:text-properties fo:font-style="normal" fo:font-weight="normal" officeooo:rsid="00bd4792" style:font-style-asian="normal" style:font-weight-asian="normal" style:font-style-complex="normal" style:font-weight-complex="normal"/>
    </style:style>
    <style:style style:name="T110" style:family="text">
      <style:text-properties fo:font-style="normal" fo:font-weight="normal" officeooo:rsid="00be20b1" style:font-style-asian="normal" style:font-weight-asian="normal" style:font-style-complex="normal" style:font-weight-complex="normal"/>
    </style:style>
    <style:style style:name="T111" style:family="text">
      <style:text-properties fo:font-style="normal" fo:font-weight="normal" officeooo:rsid="00eea6a3" style:font-style-asian="normal" style:font-weight-asian="normal" style:font-style-complex="normal" style:font-weight-complex="normal"/>
    </style:style>
    <style:style style:name="T112" style:family="text">
      <style:text-properties fo:font-style="normal" officeooo:rsid="00a21664" fo:background-color="#ffff00" loext:char-shading-value="0" style:font-style-asian="normal" style:font-style-complex="normal"/>
    </style:style>
    <style:style style:name="T113" style:family="text">
      <style:text-properties fo:font-style="normal" officeooo:rsid="00b6e33a" fo:background-color="#ffff00" loext:char-shading-value="0" style:font-style-asian="normal" style:font-style-complex="normal"/>
    </style:style>
    <style:style style:name="T114" style:family="text">
      <style:text-properties fo:font-style="normal" officeooo:rsid="00aa5531" fo:background-color="#ffff00" loext:char-shading-value="0" style:font-style-asian="normal" style:font-style-complex="normal"/>
    </style:style>
    <style:style style:name="T115" style:family="text">
      <style:text-properties fo:font-style="normal" officeooo:rsid="00e2fdcb" fo:background-color="#ffff00" loext:char-shading-value="0" style:font-style-asian="normal" style:font-style-complex="normal"/>
    </style:style>
    <style:style style:name="T116" style:family="text">
      <style:text-properties fo:font-style="normal" style:text-underline-style="none" officeooo:rsid="00a3f716" style:font-style-asian="normal" style:font-style-complex="normal"/>
    </style:style>
    <style:style style:name="T117" style:family="text">
      <style:text-properties fo:font-style="normal" style:text-underline-style="none" officeooo:rsid="00e2fdcb" style:font-style-asian="normal" style:font-style-complex="normal"/>
    </style:style>
    <style:style style:name="T118" style:family="text">
      <style:text-properties officeooo:rsid="005d4191"/>
    </style:style>
    <style:style style:name="T119" style:family="text">
      <style:text-properties officeooo:rsid="0060ecd1"/>
    </style:style>
    <style:style style:name="T120" style:family="text">
      <style:text-properties style:use-window-font-color="true"/>
    </style:style>
    <style:style style:name="T121" style:family="text">
      <style:text-properties style:use-window-font-color="true" style:font-name="Arial1"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22" style:family="text">
      <style:text-properties style:use-window-font-color="true" style:font-name="Arial1"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23" style:family="text">
      <style:text-properties style:use-window-font-color="true" style:font-name="Arial1"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24" style:family="text">
      <style:text-properties style:use-window-font-color="true" style:font-name="Arial1"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25" style:family="text">
      <style:text-properties style:use-window-font-color="true" style:font-name="Arial1" fo:font-size="12pt" fo:language="pt" fo:country="BR" fo:font-style="normal" fo:font-weight="normal" officeooo:rsid="009625d6" style:font-size-asian="12pt" style:font-style-asian="normal" style:font-weight-asian="normal" style:font-size-complex="12pt" style:font-style-complex="normal" style:font-weight-complex="normal"/>
    </style:style>
    <style:style style:name="T126" style:family="text">
      <style:text-properties style:use-window-font-color="true" style:font-name="Arial1" fo:language="pt" fo:country="BR" fo:font-style="normal" officeooo:rsid="00f9de3d" style:font-style-asian="normal" style:font-style-complex="normal"/>
    </style:style>
    <style:style style:name="T127"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28"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29"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30"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31"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32" style:family="text">
      <style:text-properties style:use-window-font-color="true" fo:font-size="12pt" fo:font-style="normal" fo:font-weight="normal" officeooo:rsid="008a3f22" style:font-size-asian="12pt" style:font-style-asian="normal" style:font-weight-asian="normal" style:font-size-complex="12pt" style:font-style-complex="normal" style:font-weight-complex="normal"/>
    </style:style>
    <style:style style:name="T133"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34" style:family="text">
      <style:text-properties style:use-window-font-color="true" fo:font-size="12pt" fo:font-style="normal" fo:font-weight="normal" officeooo:rsid="0094497c" style:font-size-asian="12pt" style:font-style-asian="normal" style:font-weight-asian="normal" style:font-size-complex="12pt" style:font-style-complex="normal" style:font-weight-complex="normal"/>
    </style:style>
    <style:style style:name="T135"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36"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37"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38"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39"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40"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41"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42"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43"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44"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45"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146"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47"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48"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49"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50"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51"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52" style:family="text">
      <style:text-properties style:use-window-font-color="true" fo:font-style="normal" fo:font-weight="normal" officeooo:rsid="0088edc8" style:font-style-asian="normal" style:font-weight-asian="normal" style:font-style-complex="normal" style:font-weight-complex="normal"/>
    </style:style>
    <style:style style:name="T153" style:family="text">
      <style:text-properties style:use-window-font-color="true" fo:font-style="normal" style:font-style-asian="normal" style:font-style-complex="normal"/>
    </style:style>
    <style:style style:name="T154" style:family="text">
      <style:text-properties style:use-window-font-color="true" fo:font-style="normal" officeooo:rsid="00a3f716" style:font-style-asian="normal" style:font-style-complex="normal"/>
    </style:style>
    <style:style style:name="T155" style:family="text">
      <style:text-properties style:use-window-font-color="true" fo:font-style="normal" officeooo:rsid="00e2fdcb" style:font-style-asian="normal" style:font-style-complex="normal"/>
    </style:style>
    <style:style style:name="T156" style:family="text">
      <style:text-properties style:use-window-font-color="true" fo:font-style="normal" officeooo:rsid="00b74cc5" style:font-style-asian="normal" style:font-style-complex="normal"/>
    </style:style>
    <style:style style:name="T157" style:family="text">
      <style:text-properties style:use-window-font-color="true" fo:font-style="normal" officeooo:rsid="0063bb66" style:font-style-asian="normal" style:font-style-complex="normal"/>
    </style:style>
    <style:style style:name="T158" style:family="text">
      <style:text-properties style:use-window-font-color="true" fo:font-style="normal" officeooo:rsid="00e9b19d" style:font-style-asian="normal" style:font-style-complex="normal"/>
    </style:style>
    <style:style style:name="T159" style:family="text">
      <style:text-properties style:use-window-font-color="true" fo:font-style="normal" officeooo:rsid="00e60e09" style:font-style-asian="normal" style:font-style-complex="normal"/>
    </style:style>
    <style:style style:name="T160" style:family="text">
      <style:text-properties style:use-window-font-color="true" fo:font-style="normal" officeooo:rsid="00f8440d" style:font-style-asian="normal" style:font-style-complex="normal"/>
    </style:style>
    <style:style style:name="T161" style:family="text">
      <style:text-properties style:use-window-font-color="true" fo:font-style="normal" officeooo:rsid="00f9de3d" style:font-style-asian="normal" style:font-style-complex="normal"/>
    </style:style>
    <style:style style:name="T162" style:family="text">
      <style:text-properties style:use-window-font-color="true" fo:font-style="normal" officeooo:rsid="00fa16ec" style:font-style-asian="normal" style:font-style-complex="normal"/>
    </style:style>
    <style:style style:name="T163" style:family="text">
      <style:text-properties style:use-window-font-color="true" fo:font-style="normal" officeooo:rsid="005ef505" style:font-style-asian="normal" style:font-style-complex="normal"/>
    </style:style>
    <style:style style:name="T164" style:family="text">
      <style:text-properties style:use-window-font-color="true" fo:font-style="normal" officeooo:rsid="00ff172f" style:font-style-asian="normal" style:font-style-complex="normal"/>
    </style:style>
    <style:style style:name="T165" style:family="text">
      <style:text-properties style:use-window-font-color="true" fo:font-style="normal" officeooo:rsid="00ffeabb" style:font-style-asian="normal" style:font-style-complex="normal"/>
    </style:style>
    <style:style style:name="T166" style:family="text">
      <style:text-properties style:use-window-font-color="true" fo:font-style="normal" officeooo:rsid="0100570a" style:font-style-asian="normal" style:font-style-complex="normal"/>
    </style:style>
    <style:style style:name="T167" style:family="text">
      <style:text-properties style:use-window-font-color="true" fo:font-style="normal" officeooo:rsid="010657af" style:font-style-asian="normal" style:font-style-complex="normal"/>
    </style:style>
    <style:style style:name="T168" style:family="text">
      <style:text-properties style:use-window-font-color="true" fo:font-style="normal" officeooo:rsid="0106cd0d" style:font-style-asian="normal" style:font-style-complex="normal"/>
    </style:style>
    <style:style style:name="T169" style:family="text">
      <style:text-properties style:use-window-font-color="true" fo:font-style="normal" officeooo:rsid="0107707f" style:font-style-asian="normal" style:font-style-complex="normal"/>
    </style:style>
    <style:style style:name="T170" style:family="text">
      <style:text-properties style:use-window-font-color="true" fo:font-style="normal" officeooo:rsid="01096f6a" style:font-style-asian="normal" style:font-style-complex="normal"/>
    </style:style>
    <style:style style:name="T171" style:family="text">
      <style:text-properties style:use-window-font-color="true" fo:font-style="normal" officeooo:rsid="010a2b69" style:font-style-asian="normal" style:font-style-complex="normal"/>
    </style:style>
    <style:style style:name="T172" style:family="text">
      <style:text-properties style:use-window-font-color="true" fo:font-style="normal" officeooo:rsid="010bf8e7" style:font-style-asian="normal" style:font-style-complex="normal"/>
    </style:style>
    <style:style style:name="T173" style:family="text">
      <style:text-properties style:use-window-font-color="true" fo:font-style="normal" officeooo:rsid="010db2d3" style:font-style-asian="normal" style:font-style-complex="normal"/>
    </style:style>
    <style:style style:name="T174" style:family="text">
      <style:text-properties style:use-window-font-color="true" fo:font-style="normal" officeooo:rsid="00e9b19d" fo:background-color="#ffff00" loext:char-shading-value="0" style:font-style-asian="normal" style:font-style-complex="normal"/>
    </style:style>
    <style:style style:name="T175" style:family="text">
      <style:text-properties style:use-window-font-color="true" fo:font-style="normal" officeooo:rsid="01021f01" fo:background-color="#ffff00" loext:char-shading-value="0" style:font-style-asian="normal" style:font-style-complex="normal"/>
    </style:style>
    <style:style style:name="T176" style:family="text">
      <style:text-properties style:use-window-font-color="true" fo:font-style="italic" fo:font-weight="normal" officeooo:rsid="0088edc8" style:font-style-asian="italic" style:font-weight-asian="normal" style:font-style-complex="italic" style:font-weight-complex="normal"/>
    </style:style>
    <style:style style:name="T177" style:family="text">
      <style:text-properties style:use-window-font-color="true" fo:font-style="italic" fo:font-weight="normal" officeooo:rsid="008a3f22" style:font-style-asian="italic" style:font-weight-asian="normal" style:font-style-complex="italic" style:font-weight-complex="normal"/>
    </style:style>
    <style:style style:name="T178" style:family="text">
      <style:text-properties style:use-window-font-color="true" fo:font-style="italic" officeooo:rsid="00f8440d" style:font-style-asian="italic" style:font-style-complex="italic"/>
    </style:style>
    <style:style style:name="T179" style:family="text">
      <style:text-properties style:use-window-font-color="true" fo:font-style="italic" officeooo:rsid="005ef505" style:font-style-asian="italic" style:font-style-complex="italic"/>
    </style:style>
    <style:style style:name="T180" style:family="text">
      <style:text-properties style:use-window-font-color="true" fo:font-style="italic" officeooo:rsid="00ffeabb" style:font-style-asian="italic" style:font-style-complex="italic"/>
    </style:style>
    <style:style style:name="T181" style:family="text">
      <style:text-properties style:use-window-font-color="true" fo:font-style="italic" officeooo:rsid="01096f6a" style:font-style-asian="italic" style:font-style-complex="italic"/>
    </style:style>
    <style:style style:name="T182" style:family="text">
      <style:text-properties style:use-window-font-color="true" fo:font-style="italic" officeooo:rsid="010bf8e7" style:font-style-asian="italic" style:font-style-complex="italic"/>
    </style:style>
    <style:style style:name="T183" style:family="text">
      <style:text-properties style:use-window-font-color="true" officeooo:rsid="00eea6a3"/>
    </style:style>
    <style:style style:name="T184" style:family="text">
      <style:text-properties style:use-window-font-color="true" officeooo:rsid="00fa16ec"/>
    </style:style>
    <style:style style:name="T185" style:family="text">
      <style:text-properties style:use-window-font-color="true" officeooo:rsid="0103d8fe"/>
    </style:style>
    <style:style style:name="T186" style:family="text">
      <style:text-properties officeooo:rsid="0072252d"/>
    </style:style>
    <style:style style:name="T187" style:family="text">
      <style:text-properties officeooo:rsid="00a00f85"/>
    </style:style>
    <style:style style:name="T188" style:family="text">
      <style:text-properties officeooo:rsid="00a0d5cf"/>
    </style:style>
    <style:style style:name="T189" style:family="text">
      <style:text-properties officeooo:rsid="00a882aa"/>
    </style:style>
    <style:style style:name="T190" style:family="text">
      <style:text-properties officeooo:rsid="00ba237f"/>
    </style:style>
    <style:style style:name="T191" style:family="text">
      <style:text-properties officeooo:rsid="00bb9f97"/>
    </style:style>
    <style:style style:name="T192" style:family="text">
      <style:text-properties officeooo:rsid="00547167"/>
    </style:style>
    <style:style style:name="T193"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194"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195" style:family="text">
      <style:text-properties fo:color="#c9211e" fo:font-size="12pt" fo:font-style="italic" fo:font-weight="normal" officeooo:rsid="0088edc8" style:font-size-asian="12pt" style:font-style-asian="italic" style:font-weight-asian="normal" style:font-size-complex="12pt" style:font-style-complex="italic" style:font-weight-complex="normal"/>
    </style:style>
    <style:style style:name="T196" style:family="text">
      <style:text-properties fo:color="#c9211e" fo:font-style="italic" officeooo:rsid="005ef505" style:font-style-asian="italic" style:font-style-complex="italic"/>
    </style:style>
    <style:style style:name="T197" style:family="text">
      <style:text-properties fo:color="#c9211e" fo:font-style="normal" officeooo:rsid="005ef505" style:font-style-asian="normal" style:font-style-complex="normal"/>
    </style:style>
    <style:style style:name="T198" style:family="text">
      <style:text-properties fo:color="#c9211e" fo:font-style="normal" officeooo:rsid="00e2a6ff" style:font-style-asian="normal" style:font-style-complex="normal"/>
    </style:style>
    <style:style style:name="T199"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200"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201"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202"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203"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204"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205"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206"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207"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208"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209" style:family="text">
      <style:text-properties fo:color="#ff0000" officeooo:rsid="005d4191"/>
    </style:style>
    <style:style style:name="T210" style:family="text">
      <style:text-properties fo:color="#ff0000" fo:font-style="italic" officeooo:rsid="00a0d5cf" style:font-style-asian="italic" style:font-style-complex="italic"/>
    </style:style>
    <style:style style:name="T211" style:family="text">
      <style:text-properties fo:color="#ff0000" fo:font-style="italic" officeooo:rsid="00e60e09" style:font-style-asian="italic" style:font-style-complex="italic"/>
    </style:style>
    <style:style style:name="T212" style:family="text">
      <style:text-properties fo:color="#ff0000" fo:font-style="normal" officeooo:rsid="00bf4c8a" style:font-style-asian="normal" style:font-style-complex="normal"/>
    </style:style>
    <style:style style:name="T213" style:family="text">
      <style:text-properties fo:color="#ff0000" fo:font-style="normal" officeooo:rsid="00d2beb7" style:font-style-asian="normal" style:font-style-complex="normal"/>
    </style:style>
    <style:style style:name="T214" style:family="text">
      <style:text-properties fo:color="#ff0000" fo:font-style="normal" officeooo:rsid="009ea71c" style:font-style-asian="normal" style:font-style-complex="normal"/>
    </style:style>
    <style:style style:name="T215" style:family="text">
      <style:text-properties fo:color="#ff0000" fo:font-style="normal" officeooo:rsid="00a21664" style:font-style-asian="normal" style:font-style-complex="normal"/>
    </style:style>
    <style:style style:name="T216" style:family="text">
      <style:text-properties fo:color="#ff0000" fo:font-style="normal" officeooo:rsid="00a0d5cf" style:font-style-asian="normal" style:font-style-complex="normal"/>
    </style:style>
    <style:style style:name="T217" style:family="text">
      <style:text-properties fo:color="#ff0000" fo:font-style="normal" officeooo:rsid="00cfd1b5" style:font-style-asian="normal" style:font-style-complex="normal"/>
    </style:style>
    <style:style style:name="T218" style:family="text">
      <style:text-properties fo:color="#ff0000" fo:font-style="normal" officeooo:rsid="00aa5531" style:font-style-asian="normal" style:font-style-complex="normal"/>
    </style:style>
    <style:style style:name="T219" style:family="text">
      <style:text-properties fo:color="#ff0000" fo:font-style="normal" officeooo:rsid="0072252d" style:font-style-asian="normal" style:font-style-complex="normal"/>
    </style:style>
    <style:style style:name="T220" style:family="text">
      <style:text-properties fo:color="#ff0000" fo:font-style="normal" officeooo:rsid="00ac4c09" style:font-style-asian="normal" style:font-style-complex="normal"/>
    </style:style>
    <style:style style:name="T221" style:family="text">
      <style:text-properties fo:color="#ff0000" fo:font-style="normal" officeooo:rsid="00c0730d" style:font-style-asian="normal" style:font-style-complex="normal"/>
    </style:style>
    <style:style style:name="T222" style:family="text">
      <style:text-properties fo:color="#ff0000" fo:font-style="normal" officeooo:rsid="00c08115" style:font-style-asian="normal" style:font-style-complex="normal"/>
    </style:style>
    <style:style style:name="T223" style:family="text">
      <style:text-properties fo:color="#ff0000" fo:font-style="normal" officeooo:rsid="00d6cbff" style:font-style-asian="normal" style:font-style-complex="normal"/>
    </style:style>
    <style:style style:name="T224" style:family="text">
      <style:text-properties fo:color="#ff0000" fo:font-style="normal" officeooo:rsid="0063bb66" style:font-style-asian="normal" style:font-style-complex="normal"/>
    </style:style>
    <style:style style:name="T225" style:family="text">
      <style:text-properties fo:color="#ff0000" fo:font-style="normal" officeooo:rsid="0060ecd1" style:font-style-asian="normal" style:font-style-complex="normal"/>
    </style:style>
    <style:style style:name="T226" style:family="text">
      <style:text-properties fo:color="#ff0000" fo:font-style="normal" officeooo:rsid="007aaa1f" style:font-style-asian="normal" style:font-style-complex="normal"/>
    </style:style>
    <style:style style:name="T227" style:family="text">
      <style:text-properties fo:color="#ff0000" fo:font-style="normal" officeooo:rsid="00fa16ec" style:font-style-asian="normal" style:font-style-complex="normal"/>
    </style:style>
    <style:style style:name="T228" style:family="text">
      <style:text-properties fo:color="#ff0000" fo:font-style="normal" officeooo:rsid="00ff172f" style:font-style-asian="normal" style:font-style-complex="normal"/>
    </style:style>
    <style:style style:name="T229" style:family="text">
      <style:text-properties fo:color="#ff0000" fo:font-style="normal" fo:font-weight="normal" officeooo:rsid="00fa16ec" style:font-style-asian="normal" style:font-weight-asian="normal" style:font-style-complex="normal" style:font-weight-complex="normal"/>
    </style:style>
    <style:style style:name="T230" style:family="text">
      <style:text-properties fo:color="#ff0000" style:font-name="Arial1" fo:language="pt" fo:country="BR" fo:font-style="normal" officeooo:rsid="00d0f374" style:font-style-asian="normal" style:font-style-complex="normal"/>
    </style:style>
    <style:style style:name="T231" style:family="text">
      <style:text-properties fo:color="#ff0000" officeooo:rsid="00fa16ec"/>
    </style:style>
    <style:style style:name="T232" style:family="text">
      <style:text-properties officeooo:rsid="00dd12ba"/>
    </style:style>
    <style:style style:name="T233" style:family="text">
      <style:text-properties officeooo:rsid="00e0f5d6"/>
    </style:style>
    <style:style style:name="T234" style:family="text">
      <style:text-properties fo:color="#00a933" fo:font-style="normal" officeooo:rsid="00bf4c8a" style:font-style-asian="normal" style:font-style-complex="normal"/>
    </style:style>
    <style:style style:name="T235" style:family="text">
      <style:text-properties fo:color="#00a933" fo:font-style="normal" officeooo:rsid="00b19334" style:font-style-asian="normal" style:font-style-complex="normal"/>
    </style:style>
    <style:style style:name="T236" style:family="text">
      <style:text-properties fo:color="#00a933" fo:font-style="normal" officeooo:rsid="00d2beb7" style:font-style-asian="normal" style:font-style-complex="normal"/>
    </style:style>
    <style:style style:name="T237" style:family="text">
      <style:text-properties fo:color="#00a933" fo:font-style="normal" officeooo:rsid="00acc4db" style:font-style-asian="normal" style:font-style-complex="normal"/>
    </style:style>
    <style:style style:name="T238" style:family="text">
      <style:text-properties fo:color="#00a933" fo:font-style="normal" officeooo:rsid="00c0730d" style:font-style-asian="normal" style:font-style-complex="normal"/>
    </style:style>
    <style:style style:name="T239" style:family="text">
      <style:text-properties fo:color="#00a933" fo:font-style="normal" officeooo:rsid="00d0f374" style:font-style-asian="normal" style:font-style-complex="normal"/>
    </style:style>
    <style:style style:name="T240" style:family="text">
      <style:text-properties fo:color="#00a933" fo:font-style="normal" officeooo:rsid="0063bb66" style:font-style-asian="normal" style:font-style-complex="normal"/>
    </style:style>
    <style:style style:name="T241" style:family="text">
      <style:text-properties fo:color="#00a933" fo:font-style="normal" officeooo:rsid="00c9e6c9" style:font-style-asian="normal" style:font-style-complex="normal"/>
    </style:style>
    <style:style style:name="T242" style:family="text">
      <style:text-properties fo:color="#00a933" fo:font-style="normal" officeooo:rsid="00e90bf6" style:font-style-asian="normal" style:font-style-complex="normal"/>
    </style:style>
    <style:style style:name="T243" style:family="text">
      <style:text-properties fo:color="#00a933" fo:font-style="normal" officeooo:rsid="00e9b19d" style:font-style-asian="normal" style:font-style-complex="normal"/>
    </style:style>
    <style:style style:name="T244" style:family="text">
      <style:text-properties fo:color="#00a933" fo:font-style="normal" officeooo:rsid="00ecf884" style:font-style-asian="normal" style:font-style-complex="normal"/>
    </style:style>
    <style:style style:name="T245" style:family="text">
      <style:text-properties fo:color="#00a933" fo:font-style="normal" officeooo:rsid="00ee3c64" style:font-style-asian="normal" style:font-style-complex="normal"/>
    </style:style>
    <style:style style:name="T246" style:family="text">
      <style:text-properties fo:color="#00a933" fo:font-style="normal" officeooo:rsid="01021f01" style:font-style-asian="normal" style:font-style-complex="normal"/>
    </style:style>
    <style:style style:name="T247" style:family="text">
      <style:text-properties fo:color="#00a933" fo:font-style="normal" officeooo:rsid="010db2d3" style:font-style-asian="normal" style:font-style-complex="normal"/>
    </style:style>
    <style:style style:name="T248" style:family="text">
      <style:text-properties fo:color="#00a933" style:font-name="Arial1" fo:language="pt" fo:country="BR" fo:font-style="normal" officeooo:rsid="00bf4c8a" style:font-style-asian="normal" style:font-style-complex="normal"/>
    </style:style>
    <style:style style:name="T249" style:family="text">
      <style:text-properties fo:color="#00a933" style:font-name="Arial1" fo:language="pt" fo:country="BR" fo:font-style="normal" officeooo:rsid="00d2beb7" style:font-style-asian="normal" style:font-style-complex="normal"/>
    </style:style>
    <style:style style:name="T250" style:family="text">
      <style:text-properties fo:color="#00a933" style:font-name="Arial1" fo:language="pt" fo:country="BR" fo:font-style="normal" officeooo:rsid="00ecf884" style:font-style-asian="normal" style:font-style-complex="normal"/>
    </style:style>
    <style:style style:name="T251" style:family="text">
      <style:text-properties fo:color="#00a933" style:font-name="Arial1" fo:language="pt" fo:country="BR" fo:font-style="normal" officeooo:rsid="00ee3c64" style:font-style-asian="normal" style:font-style-complex="normal"/>
    </style:style>
    <style:style style:name="T252" style:family="text">
      <style:text-properties fo:color="#00a933" style:font-name="Arial1" fo:language="pt" fo:country="BR" fo:font-style="normal" officeooo:rsid="01021f01" style:font-style-asian="normal" style:font-style-complex="normal"/>
    </style:style>
    <style:style style:name="T253" style:family="text">
      <style:text-properties fo:color="#00a933" style:font-name="Arial1"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254" style:family="text">
      <style:text-properties fo:color="#00a933" style:font-name="Arial1"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255" style:family="text">
      <style:text-properties fo:color="#00a933" style:font-name="Arial1"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256" style:family="text">
      <style:text-properties fo:color="#00a933" style:font-name="Arial1"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257"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258"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259"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260"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261"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262" style:family="text">
      <style:text-properties fo:color="#00a933" fo:font-style="italic" officeooo:rsid="00ee3c64" style:font-style-asian="italic" style:font-style-complex="italic"/>
    </style:style>
    <style:style style:name="T263" style:family="text">
      <style:text-properties officeooo:rsid="00e90bf6"/>
    </style:style>
    <style:style style:name="T264" style:family="text">
      <style:text-properties officeooo:rsid="00eea6a3"/>
    </style:style>
    <style:style style:name="T265" style:family="text">
      <style:text-properties officeooo:rsid="00f28cd6"/>
    </style:style>
    <style:style style:name="T266" style:family="text">
      <style:text-properties officeooo:rsid="00f4c6de"/>
    </style:style>
    <style:style style:name="T267" style:family="text">
      <style:text-properties officeooo:rsid="00f7da5c"/>
    </style:style>
    <style:style style:name="T268" style:family="text">
      <style:text-properties officeooo:rsid="00f83a30"/>
    </style:style>
    <style:style style:name="T269" style:family="text">
      <style:text-properties officeooo:rsid="00f8440d"/>
    </style:style>
    <style:style style:name="T270" style:family="text">
      <style:text-properties officeooo:rsid="00fa16ec"/>
    </style:style>
    <style:style style:name="T271" style:family="text">
      <style:text-properties officeooo:rsid="00ff172f"/>
    </style:style>
    <style:style style:name="T272" style:family="text">
      <style:text-properties fo:text-transform="uppercase" style:font-name="Arial1" fo:font-size="12pt" fo:language="pt" fo:country="BR" fo:font-weight="bold" officeooo:rsid="00ff172f" style:font-name-asian="Microsoft YaHei" style:font-size-asian="18.2000007629395pt" style:font-weight-asian="bold" style:font-name-complex="Lucida Sans" style:font-size-complex="18.2000007629395pt" style:font-weight-complex="bold"/>
    </style:style>
    <style:style style:name="T273" style:family="text">
      <style:text-properties officeooo:rsid="01021f01"/>
    </style:style>
    <style:style style:name="T274" style:family="text">
      <style:text-properties officeooo:rsid="0103d8fe"/>
    </style:style>
    <style:style style:name="T275" style:family="text">
      <style:text-properties officeooo:rsid="01100a12"/>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JEDIEL DA ROSA RIBEIRO</text:p>
      <text:p text:style-name="P9"/>
      <text:p text:style-name="P9"/>
      <text:p text:style-name="P9"/>
      <text:p text:style-name="P9"/>
      <text:p text:style-name="P9"/>
      <text:p text:style-name="P9"/>
      <text:p text:style-name="P9"/>
      <text:p text:style-name="P9"/>
      <text:p text:style-name="P9"/>
      <text:p text:style-name="P24">JOGOS <text:span text:style-name="T119">ELETRÔNICOS</text:span> E RELIGIÃO</text:p>
      <text:p text:style-name="P11"><text:span text:style-name="T21">GAMERS</text:span><text:span text:style-name="T22">: UM POVO NÃO ALCANÇADO</text:span></text:p>
      <text:p text:style-name="P9"/>
      <text:p text:style-name="P9"/>
      <text:p text:style-name="P9"/>
      <text:p text:style-name="P12"/>
      <text:p text:style-name="P9"/>
      <text:p text:style-name="P9"/>
      <text:p text:style-name="P9"/>
      <text:p text:style-name="P9"/>
      <text:p text:style-name="P13"/>
      <text:p text:style-name="P9"/>
      <text:p text:style-name="P9"><text:span text:style-name="T2">GASPAR</text:span>/SC<text:line-break/><text:span text:style-name="T28">OUTUBRO </text:span><text:span text:style-name="T1">DE 2021</text:span></text:p>
      <text:p text:style-name="P32">JEDIEL DA ROSA RIBEIRO</text:p>
      <text:p text:style-name="P9"/>
      <text:p text:style-name="P9"/>
      <text:p text:style-name="P3"/>
      <text:p text:style-name="P4"/>
      <text:p text:style-name="P3"/>
      <text:p text:style-name="P3"/>
      <text:p text:style-name="P3"/>
      <text:p text:style-name="P23">JOGOS <text:span text:style-name="T119">ELETRÔNICOS</text:span> E RELIGIÃO</text:p>
      <text:p text:style-name="P10"><text:span text:style-name="T19">GAMERS:</text:span><text:span text:style-name="T20"> UM POVO NÃO ALCANÇADO</text:span></text:p>
      <text:p text:style-name="P43">Trabalho apresentado à professora Damares da Silva por exigência da disciplina Metodologia da Pesquisa do curso de Teologia e Missão do Centro de Treinamento Missionário Vida – CTMVida.</text:p>
      <text:p text:style-name="P6"/>
      <text:p text:style-name="P6"/>
      <text:p text:style-name="P5"/>
      <text:p text:style-name="P5"/>
      <text:p text:style-name="P5"/>
      <text:p text:style-name="P5"/>
      <text:p text:style-name="P5"/>
      <text:p text:style-name="P5"/>
      <text:p text:style-name="P9"><text:bookmark-start text:name="__RefHeading___Toc76_29617380991"/><text:span text:style-name="T2">GASPAR</text:span>/SC<text:line-break/><text:span text:style-name="T28">OUTUBRO </text:span><text:span text:style-name="T1">DE 2021</text:span><text:bookmark-end text:name="__RefHeading___Toc76_29617380991"/></text:p>
      <text:list xml:id="list2247014738" text:style-name="Outline">
        <text:list-item>
          <text:h text:style-name="P50" text:outline-level="1"><text:bookmark-start text:name="__RefHeading___Toc1199_850610512"/>Dedicatória<text:bookmark-end text:name="__RefHeading___Toc1199_850610512"/></text:h>
        </text:list-item>
      </text:list>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7" text:outline-level="1"/>
      <text:p text:style-name="P42"/>
      <text:p text:style-name="P42"><text:bookmark-start text:name="__RefHeading___Toc385_3124115424"/>Dedico esse trabalho à minha família que <text:span text:style-name="T29">cuidou </text:span><text:span text:style-name="T30">de mim com muito amor, me incentivaram a viver essa nova experiência com Deus </text:span><text:span text:style-name="T118">no seminário</text:span><text:span text:style-name="T30">, e também, me apoiaram em cada passo desse processo. Agradeço a Deus pela minha família </text:span><text:span text:style-name="T263">e pelo</text:span><text:span text:style-name="T30"> suporte </text:span><text:span text:style-name="T263">que me deram </text:span><text:span text:style-name="T30">do início ao fim, além de sempre estarem do meu lado.</text:span><text:bookmark-end text:name="__RefHeading___Toc385_3124115424"/></text:p>
      <text:list xml:id="list184824135052829" text:continue-numbering="true" text:style-name="Outline">
        <text:list-item>
          <text:h text:style-name="P50" text:outline-level="1"><text:bookmark-start text:name="__RefHeading___Toc742_3095095786"/>Agradecimentos<text:bookmark-end text:name="__RefHeading___Toc742_3095095786"/></text:h>
        </text:list-item>
      </text:list>
      <text:p text:style-name="P14"/>
      <text:p text:style-name="P34"><text:tab/>Ao meu vô e pastor João Ribeiro que me apoiou e tornou possível para que eu pudesse viver essa experiência incrível no seminário, obrigado, vô!<text:span text:style-name="T192">aos pastores </text:span><text:span text:style-name="T31">Rholyston da Rosa, Luiz Domingues,</text:span><text:span text:style-name="T192"> que </text:span><text:span text:style-name="T32">c</text:span><text:span text:style-name="T33">om muita paciência acreditaram em mim </text:span><text:span text:style-name="T32">e no chamado de Deus para a minha vida</text:span><text:span text:style-name="T33">. Muito obrigado! à minha família que me apoiou em todo o processo </text:span><text:span text:style-name="T29">que passei</text:span><text:span text:style-name="T33"> no seminário. Me amaram e trataram com todo amor e carinho </text:span><text:span text:style-name="T29">do mundo mesmo estando longe</text:span><text:span text:style-name="T33">. </text:span><text:span text:style-name="T32">Muito obrigado </text:span><text:span text:style-name="T29">por me incentivarem a fazer parte dessa história</text:span><text:span text:style-name="T32">! à liderança e coordenação do CTMVida,</text:span><text:span text:style-name="T33"> Pastor </text:span><text:span text:style-name="T32">Eliabe Camargo, Pastora Ana Camargo, Robson, Paola, Jucian</text:span><text:span text:style-name="T266">e</text:span><text:span text:style-name="T32">, Damares, Vonei. </text:span><text:span text:style-name="T29">aos professores que ministraram aulas com tanto amor e dedicação, impulsionando e incentivando na nossa caminhada como alunos. Muito obrigado, de verdade!</text:span></text:p>
      <text:p text:style-name="P39"/>
      <text:p text:style-name="P40">Os meus <text:span text:style-name="T189">sinceros </text:span>agradecimentos de coração.</text:p>
      <text:p text:style-name="P41">Jediel Da Rosa Ribeiro</text:p>
      <text:list xml:id="list184824514717509" text:continue-numbering="true" text:style-name="Outline">
        <text:list-item>
          <text:h text:style-name="P50" text:outline-level="1"><text:bookmark-start text:name="__RefHeading___Toc1201_850610512"/>Prefácio<text:bookmark-end text:name="__RefHeading___Toc1201_850610512"/></text:h>
        </text:list-item>
      </text:list>
      <text:p text:style-name="P16"><text:tab/><text:span text:style-name="T118">Ouvi dizer que </text:span><text:span text:style-name="T186">talvez</text:span><text:span text:style-name="T118">, um aluno de um seminário</text:span><text:span text:style-name="T209">*</text:span><text:span text:style-name="T118"> cristão </text:span><text:span text:style-name="T187">não devesse dedicar </text:span><text:span text:style-name="T23">seu</text:span><text:span text:style-name="T188"> </text:span><text:span text:style-name="T74">TCC</text:span><text:span text:style-name="T188"> para falar sobre jogos eletrônicos, um tema tão banal e irrelevante para a igreja</text:span><text:span text:style-name="T73">. </text:span><text:span text:style-name="T74">Isso, b</text:span><text:span text:style-name="T57">aseado na ideia de </text:span><text:span text:style-name="T58">que </text:span><text:span text:style-name="T69">os</text:span><text:span text:style-name="T58"> jogos </text:span><text:span text:style-name="T69">eletrônicos </text:span><text:span text:style-name="T58">não </text:span><text:span text:style-name="T69">t</text:span><text:span text:style-name="T86">ê</text:span><text:span text:style-name="T69">m espaço </text:span><text:span text:style-name="T72">nem relevância</text:span><text:span text:style-name="T69"> no meio religioso </text:span><text:span text:style-name="T7">e no</text:span><text:span text:style-name="T58"> </text:span><text:span text:style-name="T7">mundo </text:span><text:span text:style-name="T58">cristão. </text:span><text:span text:style-name="T84">N</text:span><text:span text:style-name="T58">ão pretendo criticar aqueles que pensam que o estudo d</text:span><text:span text:style-name="T65">os</text:span><text:span text:style-name="T58"> </text:span><text:span text:style-name="T40">jogos eletrônicos</text:span><text:span text:style-name="T58"> e </text:span><text:span text:style-name="T70">da</text:span><text:span text:style-name="T58"> religião </text:span><text:span text:style-name="T65">seja perda de tempo</text:span><text:span text:style-name="T58">. Eu entendo o ceticismo</text:span><text:span text:style-name="T8"> dessas pessoas, a</text:span><text:span text:style-name="T58">final, é </text:span><text:span text:style-name="T8">uma ideia</text:span><text:span text:style-name="T58"> que não tem sido </text:span><text:span text:style-name="T81">tão </text:span><text:span text:style-name="T58"><text:s/>explorad</text:span><text:span text:style-name="T70">a</text:span><text:span text:style-name="T58"> quanto poderia, </text:span><text:span text:style-name="T70">tanto no meio acadêmico quanto </text:span><text:span text:style-name="T65">no meio cristão</text:span><text:span text:style-name="T219">*</text:span><text:span text:style-name="T65">. </text:span><text:span text:style-name="T74">Assim, ainda há muito </text:span><text:span text:style-name="T39">tabu</text:span><text:span text:style-name="T210">*</text:span><text:span text:style-name="T74"> </text:span><text:span text:style-name="T77">envolvendo </text:span><text:span text:style-name="T74">esse tópico, </text:span><text:span text:style-name="T81">com</text:span><text:span text:style-name="T74"> pensamentos </text:span><text:span text:style-name="T81">de que </text:span><text:span text:style-name="T74">jogos são </text:span><text:span text:style-name="T39">apenas um passatempo</text:span><text:span text:style-name="T74">, uma </text:span><text:span text:style-name="T39">distração</text:span><text:span text:style-name="T74"> </text:span><text:span text:style-name="T75">para crianças e adolescentes</text:span><text:span text:style-name="T215">*</text:span><text:span text:style-name="T75">, </text:span><text:span text:style-name="T77">ou </text:span><text:span text:style-name="T40">lazer </text:span><text:span text:style-name="T77">para jovens e adultos</text:span><text:span text:style-name="T218">*</text:span><text:span text:style-name="T65">. </text:span><text:span text:style-name="T72">Contudo</text:span><text:span text:style-name="T70">, </text:span><text:span text:style-name="T77">é </text:span><text:span text:style-name="T74">fato </text:span><text:span text:style-name="T86">que religiões, ideologias e culturas</text:span><text:span text:style-name="T70"> </text:span><text:span text:style-name="T77">est</text:span><text:span text:style-name="T86">ão </text:span><text:span text:style-name="T77">presente</text:span><text:span text:style-name="T86">s</text:span><text:span text:style-name="T212">*</text:span><text:span text:style-name="T74">, </text:span><text:span text:style-name="T75">tanto explicitamente quanto implicitamente </text:span><text:span text:style-name="T70">em inúmeros títulos de grande sucesso.</text:span><text:span text:style-name="T72"> </text:span><text:span text:style-name="T213">(</text:span><text:span text:style-name="T214">como em Shadow of the </text:span><text:span text:style-name="T215">C</text:span><text:span text:style-name="T214">ollosus,</text:span><text:span text:style-name="T216"> God of War,</text:span><text:span text:style-name="T215"> The Last Guardian, </text:span><text:span text:style-name="T212">The Last of Us, Uncharted, Life is Strange e muitos outros</text:span><text:span text:style-name="T213">)</text:span><text:span text:style-name="T74"> </text:span><text:span text:style-name="T86">Essas ideias </text:span><text:span text:style-name="T75">são passadas pelos desenvolvedores e criadores dos jogos</text:span><text:span text:style-name="T215">*</text:span><text:span text:style-name="T75">, mesmo que as vezes isso possa, </text:span><text:span text:style-name="T81">ou não ser intencional</text:span><text:span text:style-name="T75">. </text:span><text:span text:style-name="T86">Na maioria das vezes, essa inclusão de ideologias, cultura e religião são </text:span><text:span text:style-name="T89">planejadas </text:span><text:span text:style-name="T86">e desempenham um papel fundamental no enredo dos jogos. Mas, até mesmo se os criadores não quisessem introduzir em seus jogos, ideias, parte de sua cultura e religião, eles falhariam. Não existem criadores neutros</text:span><text:span text:style-name="T212">*</text:span><text:span text:style-name="T86">, todos temos uma cosmovisão pela qual enxergamos o mundo ao nosso redor </text:span><text:span text:style-name="T90">e pela qual tomamos decisões</text:span><text:span text:style-name="T217">*</text:span><text:span text:style-name="T86">. </text:span><text:span text:style-name="T234">Todos temos uma cultura da qual fazêmos parte. Todos nós, querendo ou não, acreditamos em algo. Seja na existência ou inexistência de Deus ou de deuses. Não há como fugir do impacto que </text:span><text:span text:style-name="T248">a religião, a cultura e as ideologias</text:span><text:span text:style-name="T234"> têm sobre nós</text:span><text:span text:style-name="T86">.</text:span></text:p>
      <text:p text:style-name="P17"><text:span text:style-name="T58"><text:tab/></text:span><text:span text:style-name="T86">O</text:span><text:span text:style-name="T71"> que me fez querer escrever sobre jogos eletrônicos </text:span><text:span text:style-name="T59">foi </text:span><text:span text:style-name="T86">primeiramente </text:span><text:span text:style-name="T59">a </text:span><text:span text:style-name="T35">aparente negligência da igreja em relação ao mundo dos </text:span><text:span text:style-name="T40">gamers</text:span><text:span text:style-name="T59">. </text:span><text:span text:style-name="T77">A igreja tem se movido para alcançar realidades que antes haviam sido negligenciadas</text:span><text:span text:style-name="T218">*</text:span><text:span text:style-name="T77">. Principalmente, no ambiente artístico. Vemos a igreja se posicionando de maneira relevante, trazendo consigo verdades da bíblia para o público que, </text:span><text:span text:style-name="T80">de outra forma</text:span><text:span text:style-name="T77"> </text:span><text:span text:style-name="T78">não teria uma oportunidade digna de conhecer o evangelho</text:span><text:span text:style-name="T220">*</text:span><text:span text:style-name="T78">, </text:span><text:span text:style-name="T80">como por exemplo</text:span><text:span text:style-name="T78"> <text:s/></text:span><text:soft-page-break/><text:span text:style-name="T80">apenas</text:span><text:span text:style-name="T78"> através d</text:span><text:span text:style-name="T80">e</text:span><text:span text:style-name="T78"> mensagens que são pregadas no púlpito </text:span><text:span text:style-name="T80">ou</text:span><text:span text:style-name="T78"> de movimentos evangelísticos. </text:span><text:span text:style-name="T87">No livro </text:span><text:span text:style-name="T44">A família na era </text:span><text:span text:style-name="T87">digital, de Lediel Santos, o autor apresenta inúmeros dados, mostrando a influência dos jogos nas famílias e no mundo de hoje</text:span><text:span text:style-name="T221">*</text:span><text:span text:style-name="T87">. Esses dados nos revelam como os adolescentes em sua maioria possuem acesso à internet e consequentemente aos jogos eletrônicos. É fato que a maioria das crianças fazem parte </text:span><text:span text:style-name="T11">do </text:span><text:span text:style-name="T79">mundo dos jogos</text:span><text:span text:style-name="T80"> hoje, </text:span><text:span text:style-name="T87">sejam elas espectadoras através do youtube</text:span><text:span text:style-name="T221">*</text:span><text:span text:style-name="T87">, ou jogadores ativos</text:span><text:span text:style-name="T221">*</text:span><text:span text:style-name="T87">.</text:span><text:span text:style-name="T80"> </text:span><text:span text:style-name="T90">P</text:span><text:span text:style-name="T87">ais procurando aconselhamento com pastores para controlar seus filhos que estão viciados em redes sociais e jogos eletrônicos, são </text:span><text:span text:style-name="T90">realidades </text:span><text:span text:style-name="T87">cada vez mais comuns </text:span><text:span text:style-name="T90">enfrentadas</text:span><text:span text:style-name="T87"> na igreja</text:span><text:span text:style-name="T221">*</text:span><text:span text:style-name="T87">. </text:span><text:span text:style-name="T101">O mundo dos jogos está longe de estar distante da realidade dos cristãos.</text:span><text:span text:style-name="T87"> </text:span><text:span text:style-name="T235">Cada vez mais </text:span><text:span text:style-name="T249">assistimos</text:span><text:span text:style-name="T235"> a depravação da humanidade sendo expressa através dos jogos de várias maneiras </text:span><text:span text:style-name="T236">e nos afastamos como igreja.</text:span><text:span text:style-name="T237"> </text:span><text:span text:style-name="T244">Contudo</text:span><text:span text:style-name="T238">, </text:span><text:span text:style-name="T250">algo mais alarmant</text:span><text:span text:style-name="T251">e</text:span><text:span text:style-name="T238"> é que </text:span><text:span text:style-name="T245">acabamos afastando a salvação para longe dos </text:span><text:span text:style-name="T262">gamers</text:span><text:span text:style-name="T245">, pois n</text:span><text:span text:style-name="T238">ão vemos a salvação da humanidade através de Cristo sendo expressa </text:span><text:span text:style-name="T236">de várias maneiras</text:span><text:span text:style-name="T239"> </text:span><text:span text:style-name="T238">através dos jogos também.</text:span></text:p>
      <text:p text:style-name="P15"><text:span text:style-name="T59"><text:tab/></text:span><text:span text:style-name="T60">Em segundo lugar, fui incentivado pois, minha infância foi, em grande parte, vivenciada no </text:span><text:span text:style-name="T38">mundo dos jogos</text:span><text:span text:style-name="T60">. Mesmo nascendo num lar cristão, participando de todos os cultos, estando envolvido na igreja </text:span><text:span text:style-name="T66">constantemente</text:span><text:span text:style-name="T60">, vivi grande parte da minha vida </text:span><text:span text:style-name="T66">dentro da igreja, mas </text:span><text:span text:style-name="T88">totalmente distante da mensagem pregada no púlpito</text:span><text:span text:style-name="T222">*</text:span><text:span text:style-name="T60">. Em outras palavras, a pregação do púlpito não foi suficiente</text:span><text:span text:style-name="T12"> para alcançar a mim</text:span><text:span text:style-name="T4">. </text:span><text:span text:style-name="T13">A pregação parecia estar anos-luz da minha realidade</text:span><text:span text:style-name="T230">*</text:span><text:span text:style-name="T127">. </text:span><text:span text:style-name="T142">O pregador na igreja e eu no mundo dos jogos</text:span><text:span text:style-name="T127">. A mensagem de Deus fica</text:span><text:span text:style-name="T142">va</text:span><text:span text:style-name="T127"> na igreja </text:span><text:span text:style-name="T146">apenas</text:span><text:span text:style-name="T127"> enquanto </text:span><text:span text:style-name="T142">se espera que </text:span><text:span text:style-name="T127">o mundo ve</text:span><text:span text:style-name="T142">nha</text:span><text:span text:style-name="T127"> até nós e ou</text:span><text:span text:style-name="T142">ça</text:span><text:span text:style-name="T127"> passivamente </text:span><text:span text:style-name="T142">sobre coisas que talvez não façam parte de sua realidade</text:span><text:span text:style-name="T127">. Deus nos deu um modelo a seguir em seu filho, Jesus Cristo. </text:span><text:span text:style-name="T128">Ele deixou sua glória, se humilhou e se esvaziou de si mesmo para vir à nos em carne viver </text:span><text:span text:style-name="T139">conosco</text:span><text:span text:style-name="T128"> </text:span><text:span text:style-name="T150">em</text:span><text:span text:style-name="T147"> nosso mundo</text:span><text:span text:style-name="T208">*</text:span><text:span text:style-name="T128">. </text:span><text:span text:style-name="T142">Não podemos resumir a</text:span><text:span text:style-name="T128"> missão nas mensagens pregadas no púlpito da igreja, mas </text:span><text:span text:style-name="T121">em</text:span><text:span text:style-name="T128"> abrir mão e</text:span><text:span text:style-name="T129">m favor de </text:span><text:span text:style-name="T121">muitos</text:span><text:span text:style-name="T129">, para</text:span><text:span text:style-name="T128"> alcançar mundos e realidades que ainda estão sob o domínio das trevas. </text:span><text:span text:style-name="T122">A luz veio e brilhou entre nós</text:span><text:span text:style-name="T128">. </text:span><text:span text:style-name="T257">Isso tem acontecido e a igreja tem se movido <text:s/>para alcançar realidades</text:span><text:span text:style-name="T258"> com</text:span><text:span text:style-name="T257">o</text:span><text:span text:style-name="T258"> </text:span><text:span text:style-name="T253">o universo da música</text:span><text:span text:style-name="T258">, alcançando os </text:span><text:span text:style-name="T259">diversos </text:span><text:span text:style-name="T258">grupos que se formaram em torno </text:span><text:span text:style-name="T254">dos</text:span><text:span text:style-name="T258"> diferentes estilos musicais, com os filmes </text:span><text:span text:style-name="T260">e até </text:span><text:soft-page-break/><text:span text:style-name="T260">mesmo com o teatro </text:span><text:span text:style-name="T261">que sempre foi colocado de lado pela igreja, e considerado uma “ferramenta depravada” (talvez, por conta de sua origem).</text:span><text:span text:style-name="T260"> </text:span><text:span text:style-name="T261">M</text:span><text:span text:style-name="T260">as, </text:span><text:span text:style-name="T261">quando olhamos para </text:span><text:span text:style-name="T260">os jogos? </text:span><text:span text:style-name="T261">Não há presença relevante da igreja.</text:span><text:span text:style-name="T193">*</text:span></text:p>
      <text:p text:style-name="P35"><text:span text:style-name="T130"><text:tab/></text:span><text:span text:style-name="T135">Em terceiro lugar, </text:span><text:span text:style-name="T131">acredito que </text:span><text:span text:style-name="T148">a arte não deve ser vista e definida </text:span><text:span text:style-name="T151">em função de seus meios</text:span><text:span text:style-name="T194">(métodos, técnicas e formas)</text:span><text:span text:style-name="T151"> ou fins</text:span><text:span text:style-name="T194">(resultado, expressão, crítica, etc)</text:span><text:span text:style-name="T151">, mas principalmente de sua inspiração</text:span><text:span text:style-name="T194">(motivação, start)</text:span><text:span text:style-name="T133">. </text:span><text:span text:style-name="T136">Mas o que os jogos t</text:span><text:span text:style-name="T140">ê</text:span><text:span text:style-name="T136">m a ver com a arte? A arte, </text:span><text:span text:style-name="T137">é um meio pelo qual conhecimento, sentimentos, emoções, realidades e histórias são expressas</text:span><text:span text:style-name="T200">*</text:span><text:span text:style-name="T137">. Porém, quando pensamos em arte, a primeira coisa que vem na nossa cabeça são pinturas, desenhos, esculturas, artesanato, dança, música, teatro, cinema, etc. </text:span><text:span text:style-name="T143">Mas, porque nã</text:span><text:span text:style-name="T144">o dizer </text:span><text:span text:style-name="T143">que jogos, não apenas contém arte</text:span><text:span text:style-name="T203">*</text:span><text:span text:style-name="T143">, mas, </text:span><text:span text:style-name="T145">que </text:span><text:span text:style-name="T143">são uma obra de arte</text:span><text:span text:style-name="T203">*</text:span><text:span text:style-name="T143">.</text:span><text:span text:style-name="T137"> Através dos jogos, não apenas diverti</text:span><text:span text:style-name="T143">mos</text:span><text:span text:style-name="T137">, entrete</text:span><text:span text:style-name="T143">mos </text:span><text:span text:style-name="T137">e distra</text:span><text:span text:style-name="T143">imos </text:span><text:span text:style-name="T137">as pessoas, mas </text:span><text:span text:style-name="T143">histórias são transmitidas</text:span><text:span text:style-name="T137">, </text:span><text:span text:style-name="T143">sentimentos são expostos</text:span><text:span text:style-name="T137">, realidade</text:span><text:span text:style-name="T140">s </text:span><text:span text:style-name="T143">vivenciadas</text:span><text:span text:style-name="T137">, e isso, de uma maneira </text:span><text:span text:style-name="T141">totalmente</text:span><text:span text:style-name="T137"> distinta e particular das outras formas de arte. Há muita beleza </text:span><text:span text:style-name="T124">nos </text:span><text:span text:style-name="T137">jogos. </text:span><text:span text:style-name="T199">(</text:span><text:span text:style-name="T200">como </text:span><text:span text:style-name="T204">Shadow of the </text:span><text:span text:style-name="T200">collosus</text:span><text:span text:style-name="T201">, </text:span><text:span text:style-name="T205">The Last of Us, Ori and the blind </text:span><text:span text:style-name="T201">forest</text:span><text:span text:style-name="T205"> </text:span><text:span text:style-name="T206">e até mesmo jogos como Undertale </text:span><text:span text:style-name="T202">possuem valor artístico</text:span><text:span text:style-name="T205">.</text:span><text:span text:style-name="T207">)</text:span><text:span text:style-name="T149"> </text:span><text:span text:style-name="T123">Contudo</text:span><text:span text:style-name="T138">, </text:span><text:span text:style-name="T143">a mídia</text:span><text:span text:style-name="T193">*</text:span><text:span text:style-name="T143"> e a igreja</text:span><text:span text:style-name="T193">*</text:span><text:span text:style-name="T143">, pintam uma imagem negativa dos jogos, focando apenas na depravação e imoralidade exposta, como por exemplo violência explícita, conteúdo sexual expĺicito e imoralidades em geral</text:span><text:span text:style-name="T138">. </text:span><text:span text:style-name="T255">Contudo, a expressão, a beleza, e a sinceridade com que criadores t</text:span><text:span text:style-name="T256">ê</text:span><text:span text:style-name="T255">m derramado suas vidas e suas ideias em jogos <text:s/>têm sido </text:span><text:span text:style-name="T256">negligenciadas, porém,</text:span><text:span text:style-name="T255"> </text:span><text:span text:style-name="T256">o impacto que isso tem gerado em </text:span><text:span text:style-name="T255">milhares ou até milhões de pessoas </text:span><text:span text:style-name="T256">não foi nem pode ser negligenciado pela mídia nem muito menos pela igreja.</text:span></text:p>
      <text:p text:style-name="P18"><text:span text:style-name="T61"><text:tab/>A igreja t</text:span><text:span text:style-name="T91">ê</text:span><text:span text:style-name="T61">m se calado e negligênciado o </text:span><text:span text:style-name="T36">mundo dos </text:span><text:span text:style-name="T45">gamers</text:span><text:span text:style-name="T61">, mas o mundo não. Quando olhamos para o caos nos jogos </text:span><text:span text:style-name="T67">eletrônicos,</text:span><text:span text:style-name="T61"> </text:span><text:span text:style-name="T223">(</text:span><text:span text:style-name="T224">ou seja, </text:span><text:span text:style-name="T225">violência extrema, sexualidade explícita, homossexualidade</text:span><text:span text:style-name="T223">)</text:span><text:span text:style-name="T61"> valores </text:span><text:span text:style-name="T62">morais e sociais </text:span><text:span text:style-name="T61">distorcidos, </text:span><text:span text:style-name="T62">dizem</text:span><text:span text:style-name="T63">os </text:span><text:span text:style-name="T62">que </text:span><text:span text:style-name="T37">os jogos</text:span><text:span text:style-name="T62"> são culpados e incentivam </text:span><text:span text:style-name="T91">o caos e </text:span><text:span text:style-name="T62">a </text:span><text:span text:style-name="T67">desmoralização </text:span><text:span text:style-name="T83">da sociedade</text:span><text:span text:style-name="T67">,</text:span><text:span text:style-name="T62"> </text:span><text:span text:style-name="T63">logo, </text:span><text:span text:style-name="T91">essas pessoas </text:span><text:span text:style-name="T63">mant</text:span><text:span text:style-name="T91">êm </text:span><text:span text:style-name="T63">distância, f</text:span><text:span text:style-name="T91">ogem e</text:span><text:span text:style-name="T63"> </text:span><text:span text:style-name="T83">não </text:span><text:span text:style-name="T91">se deixam </text:span><text:span text:style-name="T83">envolver. </text:span><text:span text:style-name="T91">Assim os jogos <text:s/>são “deixados nas trevas de onde saíram” </text:span><text:span text:style-name="T63">e </text:span><text:span text:style-name="T91">as pessoas </text:span><text:span text:style-name="T63">continua</text:span><text:span text:style-name="T91">m </text:span><text:span text:style-name="T63">vivendo, ignorando os bilhões de pessoas que </text:span><text:span text:style-name="T91">fazem parte desse mundo</text:span><text:span text:style-name="T63">. </text:span><text:span text:style-name="T83">A</text:span><text:span text:style-name="T68">lgumas, </text:span><text:span text:style-name="T83">assim</text:span><text:span text:style-name="T68"> como eu, nunca serão alcançadas pelas mensagens pregadas na igreja toda </text:span><text:soft-page-break/><text:span text:style-name="T68">semana, </text:span><text:span text:style-name="T83">ou pelos </text:span><text:span text:style-name="T91">movimentos evangelísticos </text:span><text:span text:style-name="T83">esporádicos</text:span><text:span text:style-name="T68">. Pessoas que estão</text:span><text:span text:style-name="T63"> apenas esperando alguém para apresentar a luz à elas </text:span><text:span text:style-name="T68">de uma maneira que possam, </text:span><text:span text:style-name="T83">de fato,</text:span><text:span text:style-name="T68"> compreender</text:span><text:span text:style-name="T63">. </text:span><text:span text:style-name="T156">O principal motivo pelo qual </text:span><text:span text:style-name="T157">os jogos estão cada vez mais depravados e moralmente corrompidos, é justamente porque a igreja não tem se importado com </text:span><text:span text:style-name="T156">sua </text:span><text:span text:style-name="T157">realidade.</text:span><text:span text:style-name="T63"> Não há incentivo, mas, normalmente rejeição em relação aos jogos eletrônicos </text:span><text:span text:style-name="T68">no meio cristão</text:span><text:span text:style-name="T226">*</text:span><text:span text:style-name="T63">, pois são tratados como uma </text:span><text:span text:style-name="T41">ferramenta depravada </text:span><text:span text:style-name="T68">que serve como incentivo para violência e imoralidades</text:span><text:span text:style-name="T226">*</text:span><text:span text:style-name="T63">. </text:span><text:span text:style-name="T112">A omissão da igreja em relação ao mundo dos </text:span><text:span text:style-name="T18">jogos</text:span><text:span text:style-name="T112"> não resolve o problema da imoralidade presente </text:span><text:span text:style-name="T114">em inúmeros</text:span><text:span text:style-name="T112"> jogos, mas </text:span><text:span text:style-name="T115">sim, </text:span><text:span text:style-name="T113">acaba </text:span><text:span text:style-name="T115">agravando </text:span><text:span text:style-name="T113">ainda mais</text:span><text:span text:style-name="T112">.</text:span><text:span text:style-name="T75"> <text:s/>Não há posicionamento em favor do enorme público</text:span><text:span text:style-name="T215">*</text:span><text:span text:style-name="T75"> que diariamente procura </text:span><text:span text:style-name="T95">por alguma </text:span><text:span text:style-name="T75">resposta para </text:span><text:span text:style-name="T95">preencher </text:span><text:span text:style-name="T15">seu vazio existencial</text:span><text:span text:style-name="T75">,</text:span><text:span text:style-name="T82"> algo </text:span><text:span text:style-name="T75">que possa satisfazer suas carências </text:span><text:span text:style-name="T76">e desejos. Mas, não encontram nada nos jogos, e </text:span><text:span text:style-name="T55">não é culpa dos jogos</text:span><text:span text:style-name="T116">. </text:span><text:span text:style-name="T117">N</text:span><text:span text:style-name="T154">ão </text:span><text:span text:style-name="T155">há posicionamento da igreja </text:span><text:span text:style-name="T154">em compaixão para levar as verdades do evangelho aos gamers também!</text:span><text:span text:style-name="T76"> </text:span><text:span text:style-name="T63">Ao negligenciar realidades como a realidade do mundo dos jogos, estamos dizendo que, não acreditamos verdadeiramente que Jesus Cristo pode redimir e resignificar toda </text:span><text:span text:style-name="T95">a </text:span><text:span text:style-name="T63">vida. </text:span><text:span text:style-name="T240">Se ele pode redimir a nós, apesar dos nossos piores pecados, essa nova vida que </text:span><text:span text:style-name="T241">ganhamos </text:span><text:span text:style-name="T245">em</text:span><text:span text:style-name="T241"> Cristo e hoje </text:span><text:span text:style-name="T240">vivemos, é suficiente para influenciar realidades desafiadoras, mundos distantes e alcançar povos ainda não alcançados!</text:span></text:p>
      <text:p text:style-name="P18"><text:span text:style-name="T63"><text:tab/></text:span><text:span text:style-name="T64">Pretendo através da presente monografia apresentar a realidade do mundo dos jogos, </text:span><text:span text:style-name="T92">dos gamers, os jogos no contexto missiológico </text:span><text:span text:style-name="T64">e expor o preconceito </text:span><text:span text:style-name="T84">existente</text:span><text:span text:style-name="T64"> </text:span><text:span text:style-name="T68">entre esse mundo </text:span><text:span text:style-name="T64">e a igreja, </text:span><text:span text:style-name="T68">assim como, apresentar o </text:span><text:span text:style-name="T6">potencial dos jogos</text:span><text:span text:style-name="T68"> no contexto missionário </text:span><text:span text:style-name="T84">cristão</text:span><text:span text:style-name="T68">.</text:span></text:p>
      <text:p text:style-name="P7">Jediel Ribeiro, CTMVida, 2021</text:p>
      <text:p text:style-name="P33"><text:tab/></text:p>
      <text:p text:style-name="P33"/>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6">Sumário</text:p>
          </text:index-title>
          <text:p text:style-name="P44"><text:a xlink:type="simple" xlink:href="#__RefHeading___Toc1199_850610512" text:style-name="Index_20_Link" text:visited-style-name="Index_20_Link">Dedicatória<text:tab/>3</text:a></text:p>
          <text:p text:style-name="P44"><text:a xlink:type="simple" xlink:href="#__RefHeading___Toc742_3095095786" text:style-name="Index_20_Link" text:visited-style-name="Index_20_Link">Agradecimentos<text:tab/>4</text:a></text:p>
          <text:p text:style-name="P44"><text:a xlink:type="simple" xlink:href="#__RefHeading___Toc1201_850610512" text:style-name="Index_20_Link" text:visited-style-name="Index_20_Link">Prefácio<text:tab/>5</text:a></text:p>
          <text:p text:style-name="P44"><text:a xlink:type="simple" xlink:href="#__RefHeading___Toc133_3871896536" text:style-name="Index_20_Link" text:visited-style-name="Index_20_Link">1. Introdução<text:tab/>10</text:a></text:p>
          <text:p text:style-name="P45"><text:a xlink:type="simple" xlink:href="#__RefHeading___Toc2287_3914341189" text:style-name="Index_20_Link" text:visited-style-name="Index_20_Link">1.1 Igreja, influência e métodos<text:tab/>11</text:a></text:p>
          <text:p text:style-name="P45"><text:a xlink:type="simple" xlink:href="#__RefHeading___Toc2289_3914341189" text:style-name="Index_20_Link" text:visited-style-name="Index_20_Link">1.2 Igreja, arte e jogos<text:tab/>12</text:a></text:p>
          <text:p text:style-name="P44"><text:a xlink:type="simple" xlink:href="#__RefHeading___Toc1778_1013251657" text:style-name="Index_20_Link" text:visited-style-name="Index_20_Link">1.1 Definições<text:tab/>12</text:a></text:p>
          <text:p text:style-name="P44"><text:a xlink:type="simple" xlink:href="#__RefHeading___Toc4155_1827866948" text:style-name="Index_20_Link" text:visited-style-name="Index_20_Link">2. O mundo dos jogos<text:tab/>13</text:a></text:p>
          <text:p text:style-name="P45"><text:a xlink:type="simple" xlink:href="#__RefHeading___Toc1915_3195235849" text:style-name="Index_20_Link" text:visited-style-name="Index_20_Link">2.1 Visão geral dos jogos<text:tab/>13</text:a></text:p>
          <text:p text:style-name="P45"><text:a xlink:type="simple" xlink:href="#__RefHeading___Toc1917_3195235849" text:style-name="Index_20_Link" text:visited-style-name="Index_20_Link">2.2 Jogos e a arte<text:tab/>13</text:a></text:p>
          <text:p text:style-name="P45"><text:a xlink:type="simple" xlink:href="#__RefHeading___Toc1919_3195235849" text:style-name="Index_20_Link" text:visited-style-name="Index_20_Link">2.3 Jogos: A Cosmovisão<text:tab/>14</text:a></text:p>
          <text:p text:style-name="P45"><text:a xlink:type="simple" xlink:href="#__RefHeading___Toc1921_3195235849" text:style-name="Index_20_Link" text:visited-style-name="Index_20_Link"><text:span text:style-name="T56">2.</text:span></text:a><text:a xlink:type="simple" xlink:href="#__RefHeading___Toc1921_3195235849" text:style-name="Index_20_Link" text:visited-style-name="Index_20_Link"><text:span text:style-name="T56">4 </text:span></text:a><text:a xlink:type="simple" xlink:href="#__RefHeading___Toc1921_3195235849" text:style-name="Index_20_Link" text:visited-style-name="Index_20_Link"><text:span text:style-name="T56">Jogos: A Influência</text:span></text:a><text:a xlink:type="simple" xlink:href="#__RefHeading___Toc1921_3195235849" text:style-name="Index_20_Link" text:visited-style-name="Index_20_Link"><text:tab/>14</text:a></text:p>
          <text:p text:style-name="P45"><text:a xlink:type="simple" xlink:href="#__RefHeading___Toc2291_3914341189" text:style-name="Index_20_Link" text:visited-style-name="Index_20_Link">2.6 Jogos: e a missão de Deus<text:tab/>14</text:a></text:p>
          <text:p text:style-name="P45"><text:a xlink:type="simple" xlink:href="#__RefHeading___Toc1923_3195235849" text:style-name="Index_20_Link" text:visited-style-name="Index_20_Link">2.7 Jogos: A negligência da igreja<text:tab/>14</text:a></text:p>
          <text:p text:style-name="P44"><text:a xlink:type="simple" xlink:href="#__RefHeading___Toc4157_1827866948" text:style-name="Index_20_Link" text:visited-style-name="Index_20_Link">3. O mundo dos gamers<text:tab/>14</text:a></text:p>
          <text:p text:style-name="P45"><text:a xlink:type="simple" xlink:href="#__RefHeading___Toc2293_3914341189" text:style-name="Index_20_Link" text:visited-style-name="Index_20_Link">3.1 Gamers: Um povo<text:tab/>15</text:a></text:p>
          <text:p text:style-name="P45"><text:a xlink:type="simple" xlink:href="#__RefHeading___Toc2295_3914341189" text:style-name="Index_20_Link" text:visited-style-name="Index_20_Link">3.2 Gamers: Sua influência<text:tab/>15</text:a></text:p>
          <text:p text:style-name="P45"><text:a xlink:type="simple" xlink:href="#__RefHeading___Toc2297_3914341189" text:style-name="Index_20_Link" text:visited-style-name="Index_20_Link">3.3 Gamers: Um povo não alcançado<text:tab/>15</text:a></text:p>
          <text:p text:style-name="P44"><text:a xlink:type="simple" xlink:href="#__RefHeading___Toc4171_1827866948" text:style-name="Index_20_Link" text:visited-style-name="Index_20_Link">4. Igreja relevante<text:tab/>15</text:a></text:p>
          <text:p text:style-name="P45"><text:a xlink:type="simple" xlink:href="#__RefHeading___Toc2299_3914341189" text:style-name="Index_20_Link" text:visited-style-name="Index_20_Link">4.1 Relevante na internet<text:tab/>15</text:a></text:p>
          <text:p text:style-name="P45"><text:a xlink:type="simple" xlink:href="#__RefHeading___Toc2301_3914341189" text:style-name="Index_20_Link" text:visited-style-name="Index_20_Link">4.2 Relevante na arte<text:tab/>15</text:a></text:p>
          <text:p text:style-name="P45"><text:a xlink:type="simple" xlink:href="#__RefHeading___Toc2303_3914341189" text:style-name="Index_20_Link" text:visited-style-name="Index_20_Link">4.3 Relevante nos jogos<text:tab/>15</text:a></text:p>
        </text:index-body>
      </text:table-of-content>
      <text:h text:style-name="P47" text:outline-level="1"/>
      <text:list xml:id="list184825056920892" text:continue-numbering="true" text:style-name="Outline">
        <text:list-item>
          <text:h text:style-name="P51" text:outline-level="1"><text:bookmark-start text:name="__RefHeading___Toc133_3871896536"/><text:span text:style-name="T267">1.<text:tab/></text:span>Introdução<text:bookmark-end text:name="__RefHeading___Toc133_3871896536"/></text:h>
        </text:list-item>
      </text:list>
      <text:p text:style-name="P62"><text:tab/><text:span text:style-name="T59">Ao longo dos anos, </text:span><text:span text:style-name="T94">a igreja</text:span><text:span text:style-name="T59"> </text:span><text:span text:style-name="T93">t</text:span><text:span text:style-name="T105">e</text:span><text:span text:style-name="T93">m</text:span><text:span text:style-name="T59"> avança</text:span><text:span text:style-name="T95">d</text:span><text:span text:style-name="T59">o, </text:span><text:span text:style-name="T94">crescido </text:span><text:span text:style-name="T104">e se espalhado pela terra</text:span><text:span text:style-name="T94">. </text:span><text:span text:style-name="T104">D</text:span><text:span text:style-name="T94">esde a descida do </text:span><text:span text:style-name="T46">espírito </text:span><text:span text:style-name="T50">santo</text:span><text:span text:style-name="T94"> no dia de </text:span><text:span text:style-name="T46">Pentecoste</text:span><text:span text:style-name="T198">*</text:span><text:span text:style-name="T94">, inúmeras barreiras</text:span><text:span text:style-name="T198">*</text:span><text:span text:style-name="T94"> </text:span><text:span text:style-name="T104">foram derrubadas</text:span><text:span text:style-name="T94">, </text:span><text:span text:style-name="T104">e realidades foram alcançadas pelo povo de Deus, que </text:span><text:span text:style-name="T105">se</text:span><text:span text:style-name="T104"> </text:span><text:span text:style-name="T105">manteve </text:span><text:span text:style-name="T59">relevante </text:span><text:span text:style-name="T93">em</text:span><text:span text:style-name="T59"> seu tempo, </text:span><text:span text:style-name="T94">u</text:span><text:span text:style-name="T14">tilizando</text:span><text:span text:style-name="T59"> </text:span><text:span text:style-name="T14">os</text:span><text:span text:style-name="T59"> métodos disponíveis para </text:span><text:span text:style-name="T46">testemunho e </text:span><text:span text:style-name="T35">propagação do evangelho</text:span><text:span text:style-name="T196">*</text:span><text:span text:style-name="T179">.</text:span><text:span text:style-name="T163"> </text:span><text:span text:style-name="T164">Isso não aconteceu </text:span><text:span text:style-name="T59">apenas para um grupo específico de pessoas, mas para todos</text:span><text:span text:style-name="T197">*</text:span><text:span text:style-name="T163">, </text:span><text:span text:style-name="T164">judeus, samaritanos e os gentios</text:span><text:span text:style-name="T59">. </text:span><text:span text:style-name="T104">Contudo, </text:span><text:span text:style-name="T107">ao longo dos anos, </text:span><text:span text:style-name="T104">algumas ferramentas sofrer preconceito e foram deixadas de lado. O teatro por exemplo foi, por muito tempo considerado como depravado por conta de suas origens e desenvolvimento histórico</text:span><text:span text:style-name="T228">*</text:span><text:span text:style-name="T104">. Já a arte, teve seu espaço na igreja por muito tempo</text:span><text:span text:style-name="T228">*</text:span><text:span text:style-name="T164">. </text:span><text:span text:style-name="T165">A Igreja católica, era extremamente envolvida com a arte, pinturas, músicas e escritos, eram os principais meios pelos quais a história, a tradição e os costumes poderiam ser preservados.</text:span><text:span text:style-name="T164"> </text:span><text:span text:style-name="T165">Depois da </text:span><text:span text:style-name="T180">Reforma Protestante</text:span><text:span text:style-name="T165"> com </text:span><text:span text:style-name="T180">Lutero</text:span><text:span text:style-name="T165"> em 1517, havia o desejo do povo em romper com a </text:span><text:span text:style-name="T180">Igreja católica</text:span><text:span text:style-name="T165">, devido ao sentimento de terem sido manipulados e injustiçados. Assim, a arte, que antes era parte fundamental da igreja, agora se torna </text:span><text:span text:style-name="T180">banal</text:span><text:span text:style-name="T164">. </text:span><text:span text:style-name="T165">Agora, o foco não é mais na tradição, história </text:span><text:span text:style-name="T167">ou</text:span><text:span text:style-name="T165"> costumes, mas nas </text:span><text:span text:style-name="T180">Escrituras</text:span><text:span text:style-name="T165">. </text:span><text:span text:style-name="T166">Essa transição entre uma igreja baseada na tradição para uma igreja focada na Bíblia, teve um impacto imenso na espiritualidade do povo, que agora não tinha mais medo, mas fé.</text:span></text:p>
      <text:p text:style-name="P62"><text:span text:style-name="T166"><text:tab/></text:span><text:span text:style-name="T168">O</text:span><text:span text:style-name="T166"> desenvolvimento dessa fé custou caro </text:span><text:span text:style-name="T169">para a arte </text:span><text:span text:style-name="T170">e para os artístas</text:span><text:span text:style-name="T169"> </text:span><text:span text:style-name="T166">mais tarde, </text:span><text:span text:style-name="T170">pois</text:span><text:span text:style-name="T166"> </text:span><text:span text:style-name="T170">estavam muito </text:span><text:span text:style-name="T166">ligad</text:span><text:span text:style-name="T170">os</text:span><text:span text:style-name="T166"> à igreja católica. </text:span><text:span text:style-name="T170">Assim, surgiu preconceito e </text:span><text:span text:style-name="T166">uma barreira entre a igreja reformada e </text:span><text:span text:style-name="T170">o mundo artístico</text:span><text:span text:style-name="T166">. </text:span><text:span text:style-name="T170">Essa foi uma realidade por muito tempo, até que no século XX, Francis Schaeffer escreveu seu livro </text:span><text:span text:style-name="T181">A arte e a bíblia</text:span><text:span text:style-name="T170">, criticando a negligência da igreja com o mundo artístico, além de demonstrar o quanto a arte estava presente, tanto na bíblia quanto nos dias de Schaeffer. Também, mostrando a influência e apresentando a arte, não apenas como uma ferramenta evangelística barata, mas como uma forma de glorificar a Deus em si própria. </text:span><text:span text:style-name="T171">Obra de arte como obra de arte, argumentando que a beleza artística é suficiente para agradar e glorificar a Deus</text:span><text:span text:style-name="T170">. Contudo, </text:span><text:span text:style-name="T171">as </text:span><text:span text:style-name="T170">ideias de Schaeffer esfriaram, e </text:span><text:span text:style-name="T171">não </text:span><text:span text:style-name="T172">h</text:span><text:span text:style-name="T171">ouve um movimento ou uma grande reforma que se perpetuasse </text:span><text:soft-page-break/><text:span text:style-name="T171">até os dias de hoje. A igreja continuou </text:span><text:span text:style-name="T170">negligenciando as artes e os artístas. </text:span><text:span text:style-name="T171">Contudo, é possível enxergar um pouco de esperança, pois cada vez mais, igrejas têm se posicionado e se movido em direção a um mundo que aceita a relação entre a arte <text:s/>e a bíblia. A Assembleia de Deus de Blumenau, </text:span><text:span text:style-name="T172">em parceria com o grupo </text:span><text:span text:style-name="T173">de teatro </text:span><text:span text:style-name="T182">Cia. Cristo Em Foco</text:span><text:span text:style-name="T172">. </text:span><text:span text:style-name="T173">Organizaram e apresentaram a peça teatral “Haja Luz” na dependência da igreja, de certa forma, demonstrando de maneira simbólica a aceitação da igreja para que a arte, que antes estava apenas dos lados de fora da igreja, </text:span><text:span text:style-name="T247">agora, faz parte da história da <text:s/>igreja, através da Assembleia de Deus de Blumenau</text:span><text:span text:style-name="T173">.</text:span></text:p>
      <text:list xml:id="list184823935656672" text:continue-numbering="true" text:style-name="Outline">
        <text:list-item>
          <text:list>
            <text:list-item>
              <text:h text:style-name="P54" text:outline-level="2"><text:bookmark-start text:name="__RefHeading___Toc2287_3914341189"/>1.1 Igreja, influência e métodos<text:bookmark-end text:name="__RefHeading___Toc2287_3914341189"/></text:h>
            </text:list-item>
          </text:list>
        </text:list-item>
      </text:list>
      <text:p text:style-name="P19"><text:span text:style-name="T59"><text:tab/>Com o surgimento da imprensa de Gutenberg, </text:span><text:span text:style-name="T71">a</text:span><text:span text:style-name="T3"> i</text:span><text:span text:style-name="T59">nfluência </text:span><text:span text:style-name="T71">e relevância dos livros aumentou dr</text:span><text:span text:style-name="T98">a</text:span><text:span text:style-name="T71">sticamente.</text:span><text:span text:style-name="T59"> </text:span><text:span text:style-name="T93">A</text:span><text:span text:style-name="T59">gora, os livros </text:span><text:span text:style-name="T93">poderiam </text:span><text:span text:style-name="T59">ser produzidos com uma velocidade expressivamente maior</text:span><text:span text:style-name="T5">, </text:span><text:span text:style-name="T9">além de </text:span><text:span text:style-name="T16">serem </text:span><text:span text:style-name="T9">mais</text:span><text:span text:style-name="T16"> </text:span><text:span text:style-name="T9">barato</text:span><text:span text:style-name="T16">s</text:span><text:span text:style-name="T9"> e rápido</text:span><text:span text:style-name="T16">s</text:span><text:span text:style-name="T9"> </text:span><text:span text:style-name="T10">de produzi</text:span><text:span text:style-name="T16">r</text:span><text:span text:style-name="T59">. </text:span><text:span text:style-name="T97">Pessoas impulsionadas pelo espírito santo, cheias de ousadia, se moveram </text:span><text:span text:style-name="T100">e levaram ao</text:span><text:span text:style-name="T97"> público as </text:span><text:span text:style-name="T47">95 teses de Lutero</text:span><text:span text:style-name="T211">*</text:span><text:span text:style-name="T159"> </text:span><text:span text:style-name="T158">através da imprensa de Gutenberg</text:span><text:span text:style-name="T97">. </text:span><text:span text:style-name="T17">Essas pessoas fizeram</text:span><text:span text:style-name="T59"> </text:span><text:span text:style-name="T93">a</text:span><text:span text:style-name="T59"> </text:span><text:span text:style-name="T35">leitura</text:span><text:span text:style-name="T59"> d</text:span><text:span text:style-name="T106">e seu c</text:span><text:span text:style-name="T59">ontexto </text:span><text:span text:style-name="T106">n</text:span><text:span text:style-name="T59">aquele tempo, </text:span><text:span text:style-name="T93">assim como</text:span><text:span text:style-name="T59"> </text:span><text:span text:style-name="T17">tiveram</text:span><text:span text:style-name="T59"> uma </text:span><text:span text:style-name="T35">ação</text:span><text:span text:style-name="T59"> em favor </text:span><text:span text:style-name="T96">da </text:span><text:span text:style-name="T16">evidenciação</text:span><text:span text:style-name="T59"> das </text:span><text:span text:style-name="T106">verdades das </text:span><text:span text:style-name="T59">escrituras. </text:span><text:span text:style-name="T94">S</text:span><text:span text:style-name="T59">e as </text:span><text:span text:style-name="T35">95 teses de </text:span><text:span text:style-name="T24">Lutero</text:span><text:span text:style-name="T59"> não fossem impressas e disponibilizadas ao </text:span><text:span text:style-name="T98">povo</text:span><text:span text:style-name="T59">, </text:span><text:span text:style-name="T97">quase </text:span><text:span text:style-name="T59">ninguém </text:span><text:span text:style-name="T94">teria </text:span><text:span text:style-name="T59">acesso </text:span><text:span text:style-name="T96">àquelas </text:span><text:span text:style-name="T94">verdades</text:span><text:span text:style-name="T59"> de maneira que </text:span><text:span text:style-name="T76">pudessem</text:span><text:span text:style-name="T59"> entendê-la</text:span><text:span text:style-name="T100">s</text:span><text:span text:style-name="T59">. </text:span><text:span text:style-name="T97">Lutero havia escrito principalmente para a liderança da </text:span><text:span text:style-name="T106">I</text:span><text:span text:style-name="T97">greja, pois esperava </text:span><text:span text:style-name="T98">que </text:span><text:span text:style-name="T100">a reforma ocorresse dentro da </text:span><text:span text:style-name="T106">Igreja</text:span><text:span text:style-name="T97">.</text:span><text:span text:style-name="T59"> </text:span><text:span text:style-name="T94">Milhares, ou até milhões de pessoas talvez </text:span><text:span text:style-name="T96">nunca seriam alcançadas por aquelas teses </text:span><text:span text:style-name="T100">e talvez, uma reforma nunca tivesse acontecido se aquela mensagem não fosse compartilhada </text:span><text:span text:style-name="T51">de uma maneira que o povo pudesse, de fato, compreender e reagir</text:span><text:span text:style-name="T96">.</text:span><text:span text:style-name="T94"> </text:span><text:span text:style-name="T59">Uma mensagem bela, autêntica e verdadeira, mas sem um público que a leia e seja transformado </text:span><text:span text:style-name="T98">e impulsionado </text:span><text:span text:style-name="T59">por ela</text:span><text:span text:style-name="T99">. </text:span><text:span text:style-name="T242">Não há como </text:span><text:span text:style-name="T252">ser relevante</text:span><text:span text:style-name="T242"> e fazer a diferença em meio </text:span><text:span text:style-name="T243">ao </text:span><text:span text:style-name="T242">um mundo </text:span><text:span text:style-name="T243">cético sem fazer uma leitura do seu contexto </text:span><text:span text:style-name="T246">e da linguagem. N</text:span><text:span text:style-name="T243">ão há como fazer diferença apenas </text:span><text:span text:style-name="T246">fazendo essa leitura</text:span><text:span text:style-name="T243">. É necessário que haja um movimento. Uma resposta. </text:span><text:span text:style-name="T246">Tanto da igreja que comunica, quanto do povo que recebe</text:span><text:span text:style-name="T243">.</text:span><text:span text:style-name="T158"> </text:span><text:span text:style-name="T174">A inclusão </text:span><text:span text:style-name="T175">dos gamers</text:span><text:span text:style-name="T174"> </text:span><text:soft-page-break/><text:span text:style-name="T175">na igreja, assim como a <text:s/></text:span><text:span text:style-name="T174">como um povo não alcançado, faz parte desse movimento e dessa resposta.</text:span></text:p>
      <text:list xml:id="list184823250737970" text:continue-numbering="true" text:style-name="Outline">
        <text:list-item>
          <text:list>
            <text:list-item>
              <text:h text:style-name="P55" text:outline-level="2"><text:bookmark-start text:name="__RefHeading___Toc2289_3914341189"/>1.2<text:tab/>Igreja, arte e jogos<text:bookmark-end text:name="__RefHeading___Toc2289_3914341189"/></text:h>
            </text:list-item>
          </text:list>
        </text:list-item>
      </text:list>
      <text:p text:style-name="Text_20_body"><text:span text:style-name="T131"><text:tab/>A arte, principalmente a </text:span><text:span text:style-name="T148">arte antiga</text:span><text:span text:style-name="T195">*</text:span><text:span text:style-name="T131">, não era de fato </text:span><text:span text:style-name="T134">como a </text:span><text:span text:style-name="T148">arte </text:span><text:span text:style-name="T134">que </text:span><text:span text:style-name="T131">conhecemos hoje. H. R. Rookmaaker em seu livro </text:span><text:span text:style-name="T148">A arte não precisa de justificativa</text:span><text:span text:style-name="T131"> mostra que </text:span><text:span text:style-name="T132">aquilo que </text:span><text:span text:style-name="T131">hoje consideramos arte, </text:span><text:span text:style-name="T133">naquela época </text:span><text:span text:style-name="T131">era apenas um reflexo da dedicação e da habilidade </text:span><text:span text:style-name="T132">do trabalho das pessoas daquele</text:span><text:span text:style-name="T131"> tempo, em suas palavras:</text:span></text:p>
      <text:p text:style-name="Citação"><text:span text:style-name="T152">“</text:span><text:span text:style-name="T176">Não se buscava originalidade, mas um trabalho sério e de boa qualidade. A beleza não era um simples aditivo, mas o resultado natural dos materiais e técnicas adequados manuseados com destreza. </text:span><text:span text:style-name="T177">[…]</text:span><text:span text:style-name="T152">”.</text:span></text:p>
      <text:p text:style-name="P36"><text:span text:style-name="T134">Não se buscava o “fazer arte”, mas se buscava “fazer bem feito”. Antes do novo período que começou entre 1500 e 1800 d.C, </text:span><text:span text:style-name="T125">os</text:span><text:span text:style-name="T134"> artístas eram principalmente artesãos, exímios trabalhadores que sabiam como entalhar uma imagem, pintar uma Madona, construir um baú, fazer um portão de ferro fundido, produzir um candelabro de bronze, tecer uma peça de tapeçaria, rabalhar em ouro ou prata, fazer uma sela de couro e assim por diante</text:span><text:span text:style-name="T134"><text:note text:id="ftn1" text:note-class="footnote"><text:note-citation text:label="2">2</text:note-citation><text:note-body><text:p text:style-name="P38"><text:s/>Exemplos tirados do primeiro capítulo: <text:span text:style-name="T34">O pano de fundo de um dilema</text:span><text:span text:style-name="T56">. H. R. Rookmaaker. </text:span><text:span text:style-name="T34">A arte não precisa de justificativa</text:span><text:span text:style-name="T56">. * FALTA FAZER A REFERÊNCIA DIREITO AQUI</text:span></text:p></text:note-body></text:note></text:span><text:span text:style-name="T134">.</text:span></text:p>
      <text:list xml:id="list184823231862099" text:continue-numbering="true" text:style-name="Outline">
        <text:list-item>
          <text:h text:style-name="P48" text:outline-level="1"><text:bookmark-start text:name="__RefHeading___Toc1778_1013251657"/>1.<text:span text:style-name="T271">1<text:tab/></text:span>Definições<text:bookmark-end text:name="__RefHeading___Toc1778_1013251657"/></text:h>
        </text:list-item>
      </text:list>
      <text:p text:style-name="P37">Definições</text:p>
      <text:p text:style-name="P26">Preciso definir algumas coisas antes de começar a desenvolver de fato… <text:span text:style-name="T273">mas não vai ter espaço, S O C O R R O. Ah não pera. JÁ SEI! APÊNDICES! ESSA É A RESPOSTA!!</text:span></text:p>
      <text:p text:style-name="P26">Definir:</text:p>
      <text:list xml:id="list3702361151" text:style-name="L1">
        <text:list-item>
          <text:p text:style-name="P58">Igreja</text:p>
        </text:list-item>
        <text:list-item>
          <text:p text:style-name="P58">Missão</text:p>
        </text:list-item>
        <text:list-item>
          <text:p text:style-name="P58">Evangelismo</text:p>
        </text:list-item>
        <text:list-item>
          <text:p text:style-name="P58">Diálogo? Livro do John Stott</text:p>
        </text:list-item>
        <text:list-item>
          <text:p text:style-name="P59">Jogos eletrônicos</text:p>
        </text:list-item>
        <text:list-item>
          <text:p text:style-name="P59">Gamers</text:p>
        </text:list-item>
        <text:list-item>
          <text:p text:style-name="P59"><text:soft-page-break/>Arte</text:p>
        </text:list-item>
        <text:list-item>
          <text:p text:style-name="P60">Povo não alcançado</text:p>
        </text:list-item>
      </text:list>
      <text:list xml:id="list73418517729805" text:style-name="Outline">
        <text:list-header>
          <text:h text:style-name="Heading_20_1" text:outline-level="1" text:is-list-header="true"><text:bookmark-start text:name="__RefHeading___Toc4155_1827866948"/><text:span text:style-name="T233">2</text:span><text:span text:style-name="T232">.<text:tab/></text:span>O mundo dos jogos<text:bookmark-end text:name="__RefHeading___Toc4155_1827866948"/></text:h>
        </text:list-header>
      </text:list>
      <text:p text:style-name="P26">Foco nos jogos</text:p>
      <text:p text:style-name="P27"><text:tab/><text:span text:style-name="T270">O que é o mundo dos jogos? Uma realidade onde pessoas com interesses comuns estão interagindo. </text:span><text:span text:style-name="T231">Incompleto</text:span></text:p>
      <text:list xml:id="list184824123539149" text:continue-list="list184823231862099" text:style-name="Outline">
        <text:list-item>
          <text:list>
            <text:list-item>
              <text:h text:style-name="P52" text:outline-level="2"><text:bookmark-start text:name="__RefHeading___Toc1915_3195235849"/>2.1<text:tab/>Visão geral dos jogos<text:bookmark-end text:name="__RefHeading___Toc1915_3195235849"/></text:h>
            </text:list-item>
          </text:list>
        </text:list-item>
      </text:list>
      <text:p text:style-name="P22"><text:tab/><text:span text:style-name="T42">Luigis mans</text:span><text:span text:style-name="T43">i</text:span><text:span text:style-name="T42">on 3</text:span><text:span text:style-name="T85">, da </text:span><text:span text:style-name="T42">Nintendo</text:span><text:span text:style-name="T85"> é um jogo que possui uma história fixa</text:span><text:span text:style-name="T108">. Existe um caminho a ser percorrido, e nenhuma ação que você fizer no jogo pode alterar o final da história. Mas, mesmo assim existe a liberdade de exploração </text:span><text:span text:style-name="T110">e</text:span><text:span text:style-name="T108"> a liberdade de descobrir a história </text:span><text:span text:style-name="T111">e seus segredos </text:span><text:span text:style-name="T108">progressivamente </text:span><text:span text:style-name="T110">durante o caminho</text:span><text:span text:style-name="T108">. Apesar dessas histórias terem conquistado os jogadores por décadas, desde o início dos jogos, existiu a possibilidade e o desejo dos jogadores de, poder, de alguma </text:span><text:span text:style-name="T110">maneira</text:span><text:span text:style-name="T108"> alterar a história. Ter mais controle. Devido a limitação de processamento dos primeiros </text:span><text:span text:style-name="T52">consoles</text:span><text:span text:style-name="T108">, esses </text:span><text:span text:style-name="T52">finais </text:span><text:span text:style-name="T54">alternativos</text:span><text:span text:style-name="T108"> sempre foram um desafio </text:span><text:span text:style-name="T109">na </text:span><text:span text:style-name="T108">indústria dos games, </text:span><text:span text:style-name="T109">poquíssimos jogos se arriscaram nessa difícil tarefa</text:span><text:span text:style-name="T108">. </text:span><text:span text:style-name="T109">O primeiro jogo que explorou a possibilidade de finais alternativos foi </text:span><text:span text:style-name="T53">The portopia Serial Murder</text:span><text:span text:style-name="T109"> desenvolvido por Yuji Horii e publicado por </text:span><text:span text:style-name="T53">Enix</text:span><text:span text:style-name="T109">. Em Junho de 1983. O jogo da liberdade para o jogador poder investigar e descobrir o criminoso de inúmeras maneiras distintas através de ramificações de diálogos.</text:span><text:span text:style-name="T53"> </text:span><text:span text:style-name="T54">The Walking Dead</text:span><text:span text:style-name="T53"> </text:span><text:span text:style-name="T109">Outro exemplo um pouco mais </text:span><text:span text:style-name="T110">recente é o jogo Undertale que explora de maneira bastante ampla o conceito de que, agora, as ações do jogador de fato importam. </text:span><text:span text:style-name="T229">Incompleto</text:span></text:p>
      <text:list xml:id="list184823081476123" text:continue-numbering="true" text:style-name="Outline">
        <text:list-item>
          <text:list>
            <text:list-item>
              <text:h text:style-name="P52" text:outline-level="2"><text:bookmark-start text:name="__RefHeading___Toc1917_3195235849"/>2.2<text:tab/>Jogos e a arte<text:bookmark-end text:name="__RefHeading___Toc1917_3195235849"/></text:h>
            </text:list-item>
          </text:list>
        </text:list-item>
      </text:list>
      <text:p text:style-name="P21"><text:span text:style-name="T190"><text:tab/>Os jogos são uma ferramenta artística versátil e altamente envolvente. Através dos jogos, histórias podem ser contadas, interpretadas, experimentadas e vivídas. Diferente de outras ferramentas artísticas como o teatro, pinturas, dança, etc, </text:span><text:span text:style-name="T267">o</text:span><text:span text:style-name="T190">s jogos não </text:span><text:span text:style-name="T268">servem apenas para expressar conhecimento, emoções e histórias. As pessoas não apenas apreciam isso nos jogos. A</text:span><text:span text:style-name="T191"> arte, </text:span><text:span text:style-name="T268">o enredo, a </text:span><text:soft-page-break/><text:span text:style-name="T268">mensagem, mas</text:span><text:span text:style-name="T191">, o</text:span><text:span text:style-name="T267">s</text:span><text:span text:style-name="T191"> jogador</text:span><text:span text:style-name="T267">es</text:span><text:span text:style-name="T191"> </text:span><text:span text:style-name="T26">t</text:span><text:span text:style-name="T27">ê</text:span><text:span text:style-name="T26">m a oportunidade de fazer</text:span><text:span text:style-name="T191"> parte da história que está sendo contada. O jogador não é um observador passivo que </text:span><text:span text:style-name="T268">pode apenas </text:span><text:span text:style-name="T191">sent</text:span><text:span text:style-name="T268">ir </text:span><text:span text:style-name="T191">e experimenta</text:span><text:span text:style-name="T268">r</text:span><text:span text:style-name="T191">, mas é um agente </text:span><text:span text:style-name="T49">ativo </text:span><text:span text:style-name="T265">que</text:span><text:span text:style-name="T191"> </text:span><text:span text:style-name="T268">pode tomar</text:span><text:span text:style-name="T191"> decisões, e pode até mesmo alterar o rumo da história </text:span><text:span text:style-name="T264">completamente</text:span><text:span text:style-name="T191"> dependendo de suas ações. </text:span><text:span text:style-name="T231">Incompleto</text:span></text:p>
      <text:p text:style-name="P20"><text:span text:style-name="T264"><text:tab/></text:span><text:span text:style-name="T269">Em 2010, a</text:span><text:span text:style-name="T268"> editora </text:span><text:span text:style-name="T48">Ultimato </text:span><text:span text:style-name="T25">publicou uma nova edição do livro</text:span><text:span text:style-name="T48"> A arte e a bíblia</text:span><text:span text:style-name="T102"> de Francis Schaeffer. </text:span><text:span text:style-name="T103">E</text:span><text:span text:style-name="T160">m seu livro, </text:span><text:span text:style-name="T161">S</text:span><text:span text:style-name="T160">chaeffer </text:span><text:span text:style-name="T126">conseguiu</text:span><text:span text:style-name="T160"> expor a </text:span><text:span text:style-name="T178">arte na bíblia</text:span><text:span text:style-name="T160">. A arte no tabernáculo, no templo, na poesia, na música, </text:span><text:span text:style-name="T161">e até </text:span><text:span text:style-name="T160">na dança, isso tudo </text:span><text:span text:style-name="T162">está </text:span><text:span text:style-name="T160">contido na bíblia </text:span><text:span text:style-name="T227">incompleto</text:span><text:span text:style-name="T162">.</text:span></text:p>
      <text:list xml:id="list184823484998825" text:continue-numbering="true" text:style-name="Outline">
        <text:list-item>
          <text:list>
            <text:list-item>
              <text:h text:style-name="P52" text:outline-level="2"><text:bookmark-start text:name="__RefHeading___Toc1919_3195235849"/>2.3<text:tab/>Jogos: A Cosmovisão<text:bookmark-end text:name="__RefHeading___Toc1919_3195235849"/></text:h>
            </text:list-item>
          </text:list>
        </text:list-item>
      </text:list>
      <text:p text:style-name="P29"><text:tab/>A</text:p>
      <text:list xml:id="list184823072707831" text:continue-numbering="true" text:style-name="Outline">
        <text:list-item>
          <text:list>
            <text:list-item>
              <text:h text:style-name="Heading_20_2" text:outline-level="2"><text:bookmark-start text:name="__RefHeading___Toc1921_3195235849"/><text:span text:style-name="T162">2.</text:span><text:span text:style-name="T153">4<text:tab/></text:span><text:span text:style-name="T162">Jogos: A Influência</text:span><text:bookmark-end text:name="__RefHeading___Toc1921_3195235849"/></text:h>
            </text:list-item>
          </text:list>
        </text:list-item>
      </text:list>
      <text:p text:style-name="P61"><text:tab/>A maioria dos criadores de Jogos não são cristãos.</text:p>
      <text:list xml:id="list184823451309627" text:continue-numbering="true" text:style-name="Outline">
        <text:list-item>
          <text:list>
            <text:list-item>
              <text:h text:style-name="Heading_20_2" text:outline-level="2"><text:bookmark-start text:name="__RefHeading___Toc2291_3914341189"/>2.6<text:tab/>Jogos: <text:span text:style-name="T271">e a</text:span> missão de Deus<text:bookmark-end text:name="__RefHeading___Toc2291_3914341189"/></text:h>
            </text:list-item>
            <text:list-item>
              <text:h text:style-name="Heading_20_2" text:outline-level="2"><text:bookmark-start text:name="__RefHeading___Toc1923_3195235849"/><text:span text:style-name="T183">2.</text:span><text:span text:style-name="T185">7</text:span><text:span text:style-name="T120"><text:tab/></text:span><text:span text:style-name="T184">Jogos: A negligência da igreja</text:span><text:bookmark-end text:name="__RefHeading___Toc1923_3195235849"/></text:h>
            </text:list-item>
          </text:list>
        </text:list-item>
      </text:list>
      <text:p text:style-name="P30"><text:tab/>a</text:p>
      <text:p text:style-name="P28"/>
      <text:list xml:id="list184825075753412" text:continue-numbering="true" text:style-name="Outline">
        <text:list-item>
          <text:h text:style-name="Heading_20_1" text:outline-level="1"><text:bookmark-start text:name="__RefHeading___Toc4157_1827866948"/><text:span text:style-name="T233">3</text:span><text:span text:style-name="T232">.<text:tab/></text:span>O mundo dos gamers<text:bookmark-end text:name="__RefHeading___Toc4157_1827866948"/></text:h>
        </text:list-item>
      </text:list>
      <text:p text:style-name="P25">Foco nos gamers</text:p>
      <text:list xml:id="list184823858632489" text:continue-numbering="true" text:style-name="Outline">
        <text:list-item>
          <text:list>
            <text:list-item>
              <text:h text:style-name="P53" text:outline-level="2"><text:bookmark-start text:name="__RefHeading___Toc2293_3914341189"/><text:soft-page-break/>3.1<text:tab/>Gamers: Um povo<text:bookmark-end text:name="__RefHeading___Toc2293_3914341189"/></text:h>
            </text:list-item>
            <text:list-item>
              <text:h text:style-name="Heading_20_2" text:outline-level="2"><text:bookmark-start text:name="__RefHeading___Toc2295_3914341189"/>3.2<text:tab/>Gamers: Sua influência<text:bookmark-end text:name="__RefHeading___Toc2295_3914341189"/></text:h>
            </text:list-item>
            <text:list-item>
              <text:h text:style-name="Heading_20_2" text:outline-level="2"><text:bookmark-start text:name="__RefHeading___Toc2297_3914341189"/>3.3<text:tab/>Gamers: Um povo não alcançado<text:bookmark-end text:name="__RefHeading___Toc2297_3914341189"/></text:h>
            </text:list-item>
          </text:list>
        </text:list-item>
      </text:list>
      <text:list xml:id="list73420170916707" text:style-name="Outline">
        <text:list-header>
          <text:h text:style-name="Heading_20_1" text:outline-level="1" text:is-list-header="true"><text:bookmark-start text:name="__RefHeading___Toc4171_1827866948"/><text:span text:style-name="T271">4</text:span><text:span text:style-name="T233">.<text:tab/></text:span><text:span text:style-name="T272">Igreja relevante</text:span><text:bookmark-end text:name="__RefHeading___Toc4171_1827866948"/></text:h>
        </text:list-header>
      </text:list>
      <text:list xml:id="list184824073814581" text:continue-list="list184823858632489" text:style-name="Outline">
        <text:list-item>
          <text:list>
            <text:list-item>
              <text:h text:style-name="Heading_20_2" text:outline-level="2"><text:bookmark-start text:name="__RefHeading___Toc2299_3914341189"/>4.<text:span text:style-name="T274">1</text:span><text:tab/>Relevante na internet<text:bookmark-end text:name="__RefHeading___Toc2299_3914341189"/></text:h>
            </text:list-item>
            <text:list-item>
              <text:h text:style-name="Heading_20_2" text:outline-level="2"><text:bookmark-start text:name="__RefHeading___Toc2301_3914341189"/>4.<text:span text:style-name="T274">2</text:span><text:tab/>Relevante na arte<text:bookmark-end text:name="__RefHeading___Toc2301_3914341189"/></text:h>
            </text:list-item>
            <text:list-item>
              <text:h text:style-name="Heading_20_2" text:outline-level="2"><text:bookmark-start text:name="__RefHeading___Toc2303_3914341189"/>4.<text:span text:style-name="T274">3</text:span><text:tab/>Relevante nos jogos<text:bookmark-end text:name="__RefHeading___Toc2303_3914341189"/></text:h>
            </text:list-item>
          </text:list>
        </text:list-item>
        <text:list-item>
          <text:h text:style-name="P49" text:outline-level="1">5.<text:tab/>Considerações finais</text:h>
        </text:list-item>
        <text:list-item>
          <text:h text:style-name="Heading_20_2" text:outline-level="2">5.1<text:tab/><text:span text:style-name="T275">A igreja e as ferramentas</text:span></text:h>
          <text:list>
            <text:list-item>
              <text:h text:style-name="Heading_20_2" text:outline-level="2">5.<text:span text:style-name="T275">2<text:tab/>Os povos não alcançados</text:span></text:h>
            </text:list-item>
            <text:list-item>
              <text:h text:style-name="Heading_20_2" text:outline-level="2">5.<text:span text:style-name="T275">3</text:span><text:tab/>A igreja <text:span text:style-name="T275">relevante</text:span></text:h>
            </text:list-item>
          </text:list>
        </text:list-item>
      </text:list>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1">Bibliografia</text:p>
          </text:index-title>
        </text:index-body>
      </text:bibliography>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2.641cm" fo:margin-right="0cm" fo:text-indent="0cm" style:auto-text-indent="false"/>
      <style:text-properties style:font-name="Arial1"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16</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T22H38M19S</meta:editing-duration>
    <meta:editing-cycles>72</meta:editing-cycles>
    <meta:generator>LibreOffice/6.4.7.2$Linux_X86_64 LibreOffice_project/40$Build-2</meta:generator>
    <dc:date>2021-11-26T18:48:10.965271762</dc:date>
    <meta:document-statistic meta:table-count="0" meta:image-count="5" meta:object-count="0" meta:page-count="16" meta:paragraph-count="104" meta:word-count="3263" meta:character-count="19719" meta:non-whitespace-character-count="16537"/>
    <meta:template xlink:type="simple" xlink:actuate="onRequest" xlink:title="CTM" xlink:href="../../../../Templates/CTM.ott" meta:date="2021-11-10T13:50:15.775818193"/>
  </office:meta>
</office:document-meta>
</file>